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0.9285in"/>
    </style:style>
    <style:style style:name="Table1.B" style:family="table-column">
      <style:table-column-properties style:column-width="0.9292in"/>
    </style:style>
    <style:style style:name="Table1.G" style:family="table-column">
      <style:table-column-properties style:column-width="0.926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afd" fo:padding-left="0.125in" fo:padding-right="0.125in" fo:padding-top="0.0833in" fo:padding-bottom="0.0833in" fo:border="0.75pt solid #000000">
        <style:background-image/>
      </style:table-cell-properties>
    </style:style>
    <style:style style:name="P1" style:family="paragraph" style:parent-style-name="Standard">
      <style:paragraph-properties fo:margin-top="0in" fo:margin-bottom="0.1665in" loext:contextual-spacing="false" fo:line-height="114%" fo:padding="0in" fo:border="none"/>
    </style:style>
    <style:style style:name="P2" style:family="paragraph" style:parent-style-name="Standard">
      <style:paragraph-properties fo:margin-top="0in" fo:margin-bottom="0.0835in" loext:contextual-spacing="false" fo:line-height="114%" fo:padding="0in" fo:border="none"/>
    </style:style>
    <style:style style:name="P3" style:family="paragraph" style:parent-style-name="Standard" style:list-style-name="WWNum1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4" style:family="paragraph" style:parent-style-name="Standard" style:list-style-name="WWNum1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5" style:family="paragraph" style:parent-style-name="Standard" style:list-style-name="WWNum13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6" style:family="paragraph" style:parent-style-name="Standard" style:list-style-name="WWNum13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7" style:family="paragraph" style:parent-style-name="Standard" style:list-style-name="WWNum14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8" style:family="paragraph" style:parent-style-name="Standard" style:list-style-name="WWNum14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9" style:family="paragraph" style:parent-style-name="Standard" style:list-style-name="WWNum17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0" style:family="paragraph" style:parent-style-name="Standard" style:list-style-name="WWNum17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1" style:family="paragraph" style:parent-style-name="Standard" style:list-style-name="WWNum20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2" style:family="paragraph" style:parent-style-name="Standard" style:list-style-name="WWNum20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3" style:family="paragraph" style:parent-style-name="Standard" style:list-style-name="WWNum23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4" style:family="paragraph" style:parent-style-name="Standard" style:list-style-name="WWNum23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5" style:family="paragraph" style:parent-style-name="Standard" style:list-style-name="WWNum24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6" style:family="paragraph" style:parent-style-name="Standard" style:list-style-name="WWNum24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7" style:family="paragraph" style:parent-style-name="Standard" style:list-style-name="WWNum2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8" style:family="paragraph" style:parent-style-name="Standard" style:list-style-name="WWNum3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9" style:family="paragraph" style:parent-style-name="Standard" style:list-style-name="WWNum4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20" style:family="paragraph" style:parent-style-name="Standard" style:list-style-name="WWNum4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21" style:family="paragraph" style:parent-style-name="Standard" style:list-style-name="WWNum5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22" style:family="paragraph" style:parent-style-name="Standard" style:list-style-name="WWNum5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23" style:family="paragraph" style:parent-style-name="Standard" style:list-style-name="WWNum6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24" style:family="paragraph" style:parent-style-name="Standard" style:list-style-name="WWNum7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25" style:family="paragraph" style:parent-style-name="Standard" style:list-style-name="WWNum7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26" style:family="paragraph" style:parent-style-name="Standard" style:list-style-name="WWNum8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27" style:family="paragraph" style:parent-style-name="Standard" style:list-style-name="WWNum10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28" style:family="paragraph" style:parent-style-name="Standard" style:list-style-name="WWNum10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29" style:family="paragraph" style:parent-style-name="Standard" style:list-style-name="WWNum1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30" style:family="paragraph" style:parent-style-name="Standard" style:list-style-name="WWNum13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31" style:family="paragraph" style:parent-style-name="Standard" style:list-style-name="WWNum23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32" style:family="paragraph" style:parent-style-name="Standard" style:list-style-name="WWNum2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33" style:family="paragraph" style:parent-style-name="Standard" style:list-style-name="WWNum3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34" style:family="paragraph" style:parent-style-name="Standard" style:list-style-name="WWNum4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35" style:family="paragraph" style:parent-style-name="Standard" style:list-style-name="WWNum5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36" style:family="paragraph" style:parent-style-name="Standard" style:list-style-name="WWNum6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37" style:family="paragraph" style:parent-style-name="Standard" style:list-style-name="WWNum7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38" style:family="paragraph" style:parent-style-name="Standard" style:list-style-name="WWNum8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39" style:family="paragraph" style:parent-style-name="Standard" style:list-style-name="WWNum9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40" style:family="paragraph" style:parent-style-name="Standard" style:list-style-name="WWNum10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41" style:family="paragraph" style:parent-style-name="Standard" style:list-style-name="WWNum15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42" style:family="paragraph" style:parent-style-name="Standard" style:list-style-name="WWNum15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43" style:family="paragraph" style:parent-style-name="Standard" style:list-style-name="WWNum16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44" style:family="paragraph" style:parent-style-name="Standard" style:list-style-name="WWNum16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45" style:family="paragraph" style:parent-style-name="Standard" style:list-style-name="WWNum18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46" style:family="paragraph" style:parent-style-name="Standard" style:list-style-name="WWNum18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47" style:family="paragraph" style:parent-style-name="Standard" style:list-style-name="WWNum19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48" style:family="paragraph" style:parent-style-name="Standard" style:list-style-name="WWNum19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49" style:family="paragraph" style:parent-style-name="Standard" style:list-style-name="WWNum21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50" style:family="paragraph" style:parent-style-name="Standard" style:list-style-name="WWNum21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51" style:family="paragraph" style:parent-style-name="Standard" style:list-style-name="WWNum25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52" style:family="paragraph" style:parent-style-name="Standard" style:list-style-name="WWNum25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53" style:family="paragraph" style:parent-style-name="Standard" style:list-style-name="WWNum26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54" style:family="paragraph" style:parent-style-name="Standard" style:list-style-name="WWNum16">
      <style:paragraph-properties fo:margin-left="0.6043in" fo:margin-right="0in" fo:margin-top="0in" fo:margin-bottom="0.0835in" loext:contextual-spacing="false" fo:line-height="114%" fo:text-indent="-0.25in" style:auto-text-indent="false" fo:padding="0in" fo:border="none"/>
    </style:style>
    <style:style style:name="P55" style:family="paragraph" style:parent-style-name="Standard" style:list-style-name="WWNum19">
      <style:paragraph-properties fo:margin-left="0.6043in" fo:margin-right="0in" fo:margin-top="0in" fo:margin-bottom="0.0835in" loext:contextual-spacing="false" fo:line-height="114%" fo:text-indent="-0.25in" style:auto-text-indent="false" fo:padding="0in" fo:border="none"/>
    </style:style>
    <style:style style:name="P56" style:family="paragraph" style:parent-style-name="Standard" style:list-style-name="WWNum22">
      <style:paragraph-properties fo:margin-left="0.6043in" fo:margin-right="0in" fo:margin-top="0in" fo:margin-bottom="0.0835in" loext:contextual-spacing="false" fo:line-height="114%" fo:text-indent="-0.25in" style:auto-text-indent="false" fo:padding="0in" fo:border="none"/>
    </style:style>
    <style:style style:name="P57" style:family="paragraph" style:parent-style-name="Standard" style:list-style-name="WWNum26">
      <style:paragraph-properties fo:margin-left="0.6043in" fo:margin-right="0in" fo:margin-top="0in" fo:margin-bottom="0.0835in" loext:contextual-spacing="false" fo:line-height="114%" fo:text-indent="-0.25in" style:auto-text-indent="false" fo:padding="0in" fo:border="none"/>
    </style:style>
    <style:style style:name="P58" style:family="paragraph" style:parent-style-name="Standard">
      <style:paragraph-properties fo:margin-top="0.0835in" fo:margin-bottom="0.0835in" loext:contextual-spacing="false" fo:line-height="114%" fo:padding="0in" fo:border="none"/>
    </style:style>
    <style:style style:name="P59" style:family="paragraph" style:parent-style-name="Standard" style:list-style-name="WWNum11">
      <style:paragraph-properties fo:margin-left="0.3335in" fo:margin-right="0in" fo:margin-top="0in" fo:margin-bottom="0in" loext:contextual-spacing="false" fo:line-height="114%" fo:text-indent="-0.25in" style:auto-text-indent="false" fo:padding="0in" fo:border="none"/>
    </style:style>
    <style:style style:name="P60" style:family="paragraph" style:parent-style-name="Standard" style:list-style-name="WWNum11">
      <style:paragraph-properties fo:margin-left="0.3335in" fo:margin-right="0in" fo:margin-top="0in" fo:margin-bottom="0.0835in" loext:contextual-spacing="false" fo:line-height="114%" fo:text-indent="-0.25in" style:auto-text-indent="false" fo:padding="0in" fo:border="none"/>
    </style:style>
    <style:style style:name="P61" style:family="paragraph" style:parent-style-name="Standard">
      <style:paragraph-properties fo:margin-top="0.1665in" fo:margin-bottom="0.1772in" loext:contextual-spacing="false" fo:line-height="114%" fo:padding="0in" fo:border="none"/>
    </style:style>
    <style:style style:name="P62" style:family="paragraph" style:parent-style-name="Standard" style:list-style-name="WWNum12">
      <style:paragraph-properties fo:margin-left="0.4165in" fo:margin-right="0in" fo:text-indent="-0.25in" style:auto-text-indent="false" fo:padding="0in" fo:border="none"/>
    </style:style>
    <style:style style:name="P63" style:family="paragraph" style:parent-style-name="Heading_20_2">
      <style:paragraph-properties fo:margin-top="0in" fo:margin-bottom="0.0835in" loext:contextual-spacing="false" fo:line-height="114%" fo:padding="0in" fo:border="none"/>
    </style:style>
    <style:style style:name="P64" style:family="paragraph" style:parent-style-name="Heading_20_2">
      <style:paragraph-properties fo:margin-top="0.0835in" fo:margin-bottom="0.0835in" loext:contextual-spacing="false" fo:line-height="114%" fo:padding="0in" fo:border="none"/>
    </style:style>
    <style:style style:name="P65" style:family="paragraph" style:parent-style-name="Heading_20_1" style:master-page-name="Standard">
      <style:paragraph-properties fo:margin-top="0in" fo:margin-bottom="0.0835in" loext:contextual-spacing="false" fo:line-height="114%" style:page-number="1" fo:padding="0in" fo:border="none"/>
    </style:style>
    <style:style style:name="P66" style:family="paragraph" style:parent-style-name="Heading_20_3">
      <style:paragraph-properties fo:margin-top="0in" fo:margin-bottom="0.0835in" loext:contextual-spacing="false" fo:line-height="114%" fo:padding="0in" fo:border="none"/>
    </style:style>
    <style:style style:name="P67" style:family="paragraph" style:parent-style-name="Heading_20_3">
      <style:paragraph-properties fo:margin-top="0.1665in" fo:margin-bottom="0.0835in" loext:contextual-spacing="false" fo:line-height="114%" fo:padding="0in" fo:border="none"/>
    </style:style>
    <style:style style:name="P68" style:family="paragraph" style:parent-style-name="Heading_20_4">
      <style:paragraph-properties fo:margin-top="0in" fo:margin-bottom="0.1772in" loext:contextual-spacing="false" fo:line-height="100%" fo:padding="0in" fo:border="none"/>
    </style:style>
    <style:style style:name="P69" style:family="paragraph">
      <loext:graphic-properties draw:fill="solid" draw:fill-color="#a0a0a0"/>
      <style:paragraph-properties fo:text-align="center"/>
    </style:style>
    <style:style style:name="T1" style:family="text">
      <style:text-properties fo:color="#1f1f1f" style:font-name="Google Sans" style:font-name-asian="Google Sans1" style:font-name-complex="Google Sans1"/>
    </style:style>
    <style:style style:name="T2" style:family="text">
      <style:text-properties fo:color="#1f1f1f" style:font-name="Google Sans Text" style:font-name-asian="Google Sans Text1" style:font-name-complex="Google Sans Text1"/>
    </style:style>
    <style:style style:name="T3" style:family="text">
      <style:text-properties fo:color="#1f1f1f" style:font-name="Google Sans Text" fo:font-style="italic" style:font-name-asian="Google Sans Text1" style:font-style-asian="italic" style:font-name-complex="Google Sans Text1" style:font-style-complex="italic"/>
    </style:style>
    <style:style style:name="T4" style:family="text">
      <style:text-properties fo:color="#1f1f1f" style:font-name="Google Sans Text" fo:font-weight="bold" style:font-name-asian="Google Sans Text1" style:font-weight-asian="bold" style:font-name-complex="Google Sans Text1" style:font-weight-complex="bold"/>
    </style:style>
    <style:style style:name="T5" style:family="text">
      <style:text-properties fo:color="#444746" style:text-position="super 58%" style:font-name="Google Sans Text" fo:font-size="12pt" style:font-name-asian="Google Sans Text1" style:font-size-asian="12pt" style:font-name-complex="Google Sans Text1" style:font-size-complex="12pt"/>
    </style:style>
    <style:style style:name="T6" style:family="text">
      <style:text-properties style:font-name="Google Sans" style:font-name-asian="Google Sans1" style:font-name-complex="Google Sans1"/>
    </style:style>
    <style:style style:name="T7" style:family="text">
      <style:text-properties style:font-name="Google Sans" fo:font-size="12pt" style:font-name-asian="Google Sans1" style:font-size-asian="12pt" style:font-name-complex="Google Sans1" style:font-size-complex="12pt"/>
    </style:style>
    <style:style style:name="T8" style:family="text">
      <style:text-properties fo:color="#0000ee" style:font-name="Google Sans" fo:font-size="12pt" style:text-underline-style="solid" style:text-underline-width="auto" style:text-underline-color="font-color" style:font-name-asian="Google Sans1" style:font-size-asian="12pt" style:font-name-complex="Google Sans1" style:font-size-complex="12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083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text:span text:style-name="T1">Картиране на Българската Медийна Екосистема 2024-2025: Стратегически Анализ на Топ 50 Медии по Методологията Ad Fontes</text:span></text:p>
      <text:p text:style-name="P63"><text:span text:style-name="T1">Въведение: Информационна Асиметрия и Структурни Дефицити</text:span></text:p>
      <text:p text:style-name="P1"><text:span text:style-name="T2">В периода 2024-2025 г. българският медиен ландшафт функционира в условията на безпрецедентна политическа нестабилност, характеризираща се със серия от предсрочни парламентарни избори и задълбочаваща се фрагментация на общественото доверие. Настоящият доклад има за цел да предложи изчерпателна дисекция на информационната среда, прилагайки адаптирана версия на методологията </text:span><text:span text:style-name="T3">Ad Fontes Media Bias Chart</text:span><text:span text:style-name="T2"> към специфичния български контекст. За разлика от установените демокрации, където медийните пристрастия се разполагат по класическата ос „ляво-дясно“, в България разделителните линии са мултидименсионални: геополитическа ориентация (Евроатлантизъм срещу Евразийство/Русофилство), корпоративна зависимост (независими срещу „завладяни“ медии) и професионален интегритет (фактологична журналистика срещу дезинформационни хибриди).</text:span></text:p>
      <text:p text:style-name="P1"><text:span text:style-name="T2">Според данните на </text:span><text:span text:style-name="T3">Reuters Institute Digital News Report 2025</text:span><text:span text:style-name="T2">, България регистрира най-високото ниво на активно избягване на новини (news avoidance) – 63%, което е директен индикатор за токсичността на медийната среда и умората на аудиторията от политическата криза.</text:span><text:span text:style-name="T5">1</text:span><text:span text:style-name="T2"> Доверието в новините като цяло е спаднало до критичните 26%, като обществените медии (БНТ и БНР) остават единствените „котви“ на относителна стабилност в морето от информационен шум.</text:span><text:span text:style-name="T5">1</text:span></text:p>
      <text:p text:style-name="P1"><text:span text:style-name="T2">Настоящото изследване обхваща топ 50 на най-влиятелните медии, определени на базата на трафик данни от </text:span><text:span text:style-name="T3">Gemius</text:span><text:span text:style-name="T2">, </text:span><text:span text:style-name="T3">SimilarWeb</text:span><text:span text:style-name="T2"> и </text:span><text:span text:style-name="T3">Semrush</text:span><text:span text:style-name="T2"> </text:span><text:span text:style-name="T5">2</text:span><text:span text:style-name="T2">, както и на базата на тяхното обществено влияние и капацитет за формиране на дневен ред (agenda-setting). Анализът интегрира данни за собствеността </text:span><text:span text:style-name="T5">5</text:span><text:span text:style-name="T2">, мониторинг на дезинформацията </text:span><text:span text:style-name="T5">6</text:span><text:span text:style-name="T2"> и оценка на редакционните политики.</text:span></text:p>
      <text:p text:style-name="P64"><draw:rect text:anchor-type="as-char" style:rel-width="100%" draw:z-index="0" draw:style-name="gr1" draw:text-style-name="P69" svg:width="0.0012in" svg:height="0.0213in"><text:p/></draw:rect><text:span text:style-name="T1">Част I: Методологическа Рамка за Българския Медиен Пазар</text:span></text:p>
      <text:p text:style-name="P1"><text:span text:style-name="T2">Прилагането на модела </text:span><text:span text:style-name="T3">Ad Fontes</text:span><text:span text:style-name="T2"> в България изисква рекалибрaция на осите, за да се отчетат феномените на „завладяната държава“ (state capture) и медийната концентрация.</text:span></text:p>
      <text:p text:style-name="P66"><text:span text:style-name="T1">1.1 Вертикална Ос: Надеждност и Информационна Стойност (Reliability Axis)</text:span></text:p>
      <text:p text:style-name="P2"><text:span text:style-name="T2">Тази ос измерва придържането към професионалните стандарти, проверката на факти и прозрачността на редакционния процес.</text:span></text:p>
      <text:list xml:id="list390721792" text:style-name="WWNum1">
        <text:list-item>
          <text:p text:style-name="P3"><text:span text:style-name="T4">Ниво 1: Висока Фактологичност (Fact-Reporting):</text:span><text:span text:style-name="T2"> Медии, които стриктно спазват Етичния кодекс, проверяват информацията от поне два независими източника и ясно разграничават новини от коментари (напр. БТА, БНР, Капитал).</text:span></text:p>
        </text:list-item>
        <text:list-item>
          <text:p text:style-name="P3"><text:span text:style-name="T4">Ниво 2: Смесена Надеждност (Complex/Mixed):</text:span><text:span text:style-name="T2"> Медии, които съобщават верни факти, но често използват сензационни заглавия (clickbait), пропускат ключов контекст или имат „зони на мълчание“ относно корпоративните си собственици (напр. масовите портали Vesti, DarikNews, големите частни телевизии).</text:span></text:p>
        </text:list-item>
        <text:list-item>
          <text:p text:style-name="P29"><text:span text:style-name="T4">Ниво 3: Ниска Надеждност и Пропаганда (Propaganda/Misleading):</text:span><text:span text:style-name="T2"> Издания, които смесват факти с фабрикации, използват език на омразата, липсва редакционен импресум и разпространяват конспиративни теории (напр. ПИК, Блиц, Поглед.инфо, мрежата от „гъби-сайтове“).</text:span></text:p>
        </text:list-item>
      </text:list>
      <text:p text:style-name="P67"><text:span text:style-name="T1">1.2 Хоризонтална Ос: Пристрастия и Ориентация (Bias Axis)</text:span></text:p>
      <text:p text:style-name="P2"><text:span text:style-name="T2">Вместо стандартното политическо разделение, българският модел използва следния спектър:</text:span></text:p>
      <text:list xml:id="list2906194764" text:style-name="WWNum13">
        <text:list-item>
          <text:p text:style-name="P5"><text:span text:style-name="T4">Либерален/Евроатлантически (Liberal/Euro-Atlantic):</text:span><text:span text:style-name="T2"> Фокус върху върховенството на закона, човешките права, зелените политики и задълбочената евроинтеграция.</text:span></text:p>
        </text:list-item>
        <text:list-item>
          <text:p text:style-name="P5"><text:span text:style-name="T4">Корпоративен Център/Статукво (Corporate Establishment):</text:span><text:span text:style-name="T2"> Медии, които избягват конфронтация с властта и големите рекламодатели, поддържат баланс в името на търговския интерес и стабилността.</text:span></text:p>
        </text:list-item>
        <text:list-item>
          <text:p text:style-name="P5"><text:span text:style-name="T4">Консервативен/Националистически (Conservative/Nationalist):</text:span><text:span text:style-name="T2"> Акцент върху традиционните ценности, суверенизма и критика към „либералния елит“.</text:span></text:p>
        </text:list-item>
        <text:list-item>
          <text:p text:style-name="P30"><text:span text:style-name="T4">Про-Руски/Евразийски (Pro-Russian/Anti-Systemic):</text:span><text:span text:style-name="T2"> Активно прокарване на наративите на Кремъл, анти-НАТО реторика и подкрепа за алтернативни геополитически съюзи (БРИКС).</text:span></text:p>
        </text:list-item>
      </text:list>
      <text:p text:style-name="P64"><draw:rect text:anchor-type="as-char" style:rel-width="100%" draw:z-index="1" draw:style-name="gr1" draw:text-style-name="P69" svg:width="0.0012in" svg:height="0.0213in"><text:p/></draw:rect><text:span text:style-name="T1">Част II: Структурен Анализ на Телевизионния Пазар и Обществените Медии</text:span></text:p>
      <text:p text:style-name="P1"><text:span text:style-name="T2">Телевизията остава доминиращият източник на информация за българското население, въпреки ерозията на аудиторията.</text:span><text:span text:style-name="T5">8</text:span><text:span text:style-name="T2"> Този сегмент се характеризира с висока концентрация на собственост и значителен регулаторен натиск.</text:span></text:p>
      <text:p text:style-name="P66"><text:span text:style-name="T1">2.1 Обществените Медии: Еталонът за Доверие</text:span></text:p>
      <text:list xml:id="list632617373" text:style-name="WWNum14">
        <text:list-item>
          <text:p text:style-name="P7"><text:span text:style-name="T4">Българско Национално Радио (БНР):</text:span></text:p>
        </text:list-item>
      </text:list>
      <text:list xml:id="list267835152" text:style-name="WWNum15">
        <text:list-item>
          <text:list>
            <text:list-item>
              <text:p text:style-name="P41"><text:span text:style-name="T3">Reliability:</text:span><text:span text:style-name="T2"> </text:span><text:span text:style-name="T4">Най-висока (60+/64).</text:span></text:p>
            </text:list-item>
            <text:list-item>
              <text:p text:style-name="P41"><text:soft-page-break/><text:span text:style-name="T3">Bias:</text:span><text:span text:style-name="T2"> </text:span><text:span text:style-name="T4">Минимален/Център.</text:span></text:p>
            </text:list-item>
            <text:list-item>
              <text:p text:style-name="P41"><text:span text:style-name="T3">Анализ:</text:span><text:span text:style-name="T2"> БНР („Хоризонт“ и „Христо Ботев“) продължава да бъде най-довереният източник в държавата.</text:span><text:span text:style-name="T5">1</text:span><text:span text:style-name="T2"> Институционалната памет и силната журналистическа гилдия в радиото действат като имунна система срещу политически натиск, макар такъв периодично да се появява при смяна на ръководството. Сайтът </text:span><text:span text:style-name="T3">bnr.bg</text:span><text:span text:style-name="T2"> е пример за чиста журналистика без търговски изкривявания.</text:span><text:span text:style-name="T5">9</text:span></text:p>
            </text:list-item>
          </text:list>
        </text:list-item>
      </text:list>
      <text:list xml:id="list103918308368495" text:continue-list="list632617373" text:style-name="WWNum14">
        <text:list-item>
          <text:p text:style-name="P7"><text:span text:style-name="T4">Българска Национална Телевизия (БНТ):</text:span></text:p>
        </text:list-item>
      </text:list>
      <text:list xml:id="list1830168638" text:style-name="WWNum16">
        <text:list-item>
          <text:list>
            <text:list-item>
              <text:p text:style-name="P43"><text:span text:style-name="T3">Reliability:</text:span><text:span text:style-name="T2"> </text:span><text:span text:style-name="T4">Висока (52/64).</text:span></text:p>
            </text:list-item>
            <text:list-item>
              <text:p text:style-name="P43"><text:span text:style-name="T3">Bias:</text:span><text:span text:style-name="T2"> </text:span><text:span text:style-name="T4">Леко пристрастие към Статуквото (Pro-Government bias).</text:span></text:p>
            </text:list-item>
            <text:list-item>
              <text:p text:style-name="P54"><text:span text:style-name="T3">Анализ:</text:span><text:span text:style-name="T2"> БНТ често страда от „синдрома на държавната медия“, като предоставя по-широка трибуна на управляващите в новинарските емисии „По света и у нас“. Въпреки това, публицистичните предавания („Панорама“, „Референдум“) запазват плурализма. Проблемът с политическите назначения в СЕМ и финансирането държи медията в постоянна зависимост.</text:span><text:span text:style-name="T5">10</text:span></text:p>
            </text:list-item>
          </text:list>
        </text:list-item>
      </text:list>
      <text:p text:style-name="P67"><text:span text:style-name="T1">2.2 Частният Дуопол: bTV и Nova</text:span></text:p>
      <text:p text:style-name="P2"><text:span text:style-name="T2">Пазарът е доминиран от две големи чуждестранни групи, които контролират над 90% от рекламния пазар.</text:span><text:span text:style-name="T5">8</text:span></text:p>
      <text:list xml:id="list3854543819" text:style-name="WWNum17">
        <text:list-item>
          <text:p text:style-name="P9"><text:span text:style-name="T4">bTV Media Group (собственост на PPF Group, Чехия):</text:span></text:p>
        </text:list-item>
      </text:list>
      <text:list xml:id="list762379674" text:style-name="WWNum18">
        <text:list-item>
          <text:list>
            <text:list-item>
              <text:p text:style-name="P45"><text:span text:style-name="T3">Reliability:</text:span><text:span text:style-name="T2"> </text:span><text:span text:style-name="T4">Висока/Смесена.</text:span></text:p>
            </text:list-item>
            <text:list-item>
              <text:p text:style-name="P45"><text:span text:style-name="T3">Bias:</text:span><text:span text:style-name="T2"> </text:span><text:span text:style-name="T4">Корпоративен Център.</text:span></text:p>
            </text:list-item>
            <text:list-item>
              <text:p text:style-name="P45"><text:span text:style-name="T3">Динамика:</text:span><text:span text:style-name="T2"> bTV се стреми да запази имиджа си на обективен балансьор. Въпреки това, напускането на ключови разследващи журналисти през последните години отслаби остротата на репортажите. Сайтът </text:span><text:span text:style-name="T3">btvnovinite.bg</text:span><text:span text:style-name="T2"> следва стриктно телевизионното съдържание, избягвайки крайния кликбейт.</text:span><text:span text:style-name="T5">4</text:span></text:p>
            </text:list-item>
          </text:list>
        </text:list-item>
      </text:list>
      <text:list xml:id="list103919110205797" text:continue-list="list3854543819" text:style-name="WWNum17">
        <text:list-item>
          <text:p text:style-name="P9"><text:span text:style-name="T4">Nova Broadcasting Group (собственост на United Group, Dragan Šolak):</text:span></text:p>
        </text:list-item>
      </text:list>
      <text:list xml:id="list899772192" text:style-name="WWNum19">
        <text:list-item>
          <text:list>
            <text:list-item>
              <text:p text:style-name="P47"><text:span text:style-name="T3">Reliability:</text:span><text:span text:style-name="T2"> </text:span><text:span text:style-name="T4">Смесена.</text:span></text:p>
            </text:list-item>
            <text:list-item>
              <text:p text:style-name="P47"><text:span text:style-name="T3">Bias:</text:span><text:span text:style-name="T2"> </text:span><text:span text:style-name="T4">Търговски/Корпоративен.</text:span></text:p>
            </text:list-item>
            <text:list-item>
              <text:p text:style-name="P55"><text:span text:style-name="T3">Динамика:</text:span><text:span text:style-name="T2"> След придобиването от United Group, Nova консолидира позициите си чрез интеграция с </text:span><text:span text:style-name="T3">NetInfo</text:span><text:span text:style-name="T2"> (Vesti.bg, DarikNews) и телекома </text:span><text:span text:style-name="T3">Vivacom</text:span><text:span text:style-name="T2">.</text:span><text:span text:style-name="T5">5</text:span><text:span text:style-name="T2"> Тази вертикална интеграция създава мощна екосистема, но и рискове от концентрация. Редакционната политика е силно комерсиализирана, с акцент върху "инфотейнмънт" и риалити формати, които преливат и в новините.</text:span></text:p>
            </text:list-item>
          </text:list>
        </text:list-item>
      </text:list>
      <text:p text:style-name="P64"><draw:rect text:anchor-type="as-char" style:rel-width="100%" draw:z-index="2" draw:style-name="gr1" draw:text-style-name="P69" svg:width="0.0012in" svg:height="0.0213in"><text:p/></draw:rect><text:span text:style-name="T1">Част III: Онлайн Портали и Агрегатори – „Входната Врата“ на Българския Интернет</text:span></text:p>
      <text:p text:style-name="P1"><text:span text:style-name="T2">Това е сегментът с най-висок трафик според </text:span><text:span text:style-name="T3">Gemius</text:span><text:span text:style-name="T2"> и </text:span><text:span text:style-name="T3">SimilarWeb</text:span><text:span text:style-name="T2">, формиращ информационната диета на масовия потребител.</text:span><text:span text:style-name="T5">2</text:span></text:p>
      <text:p text:style-name="P66"><text:span text:style-name="T1">3.1 Империята на NetInfo (част от United Group)</text:span></text:p>
      <text:list xml:id="list1822973693" text:style-name="WWNum20">
        <text:list-item>
          <text:p text:style-name="P11"><text:span text:style-name="T4">ABV.bg:</text:span><text:span text:style-name="T2"> Основен портал и пощенска услуга, който насочва огромен трафик към новинарските сайтове на групата.</text:span><text:span text:style-name="T5">13</text:span></text:p>
        </text:list-item>
        <text:list-item>
          <text:p text:style-name="P11"><text:span text:style-name="T4">Vesti.bg:</text:span></text:p>
        </text:list-item>
      </text:list>
      <text:list xml:id="list1382831537" text:style-name="WWNum21">
        <text:list-item>
          <text:list>
            <text:list-item>
              <text:p text:style-name="P49"><text:span text:style-name="T3">Reliability:</text:span><text:span text:style-name="T2"> </text:span><text:span text:style-name="T4">Смесена.</text:span><text:span text:style-name="T2"> Агрегатор, който комбинира агенционни новини с лайфстайл съдържание. Заглавията са често оптимизирани за кликове, което понижава оценката за точност.</text:span></text:p>
            </text:list-item>
            <text:list-item>
              <text:p text:style-name="P49"><text:span text:style-name="T3">Bias:</text:span><text:span text:style-name="T2"> </text:span><text:span text:style-name="T4">Популистки Център.</text:span><text:span text:style-name="T2"> Следва темите, генериращи най-много реакции в социалните мрежи.</text:span></text:p>
            </text:list-item>
          </text:list>
        </text:list-item>
      </text:list>
      <text:list xml:id="list103918921632473" text:continue-list="list1822973693" text:style-name="WWNum20">
        <text:list-item>
          <text:p text:style-name="P11"><text:span text:style-name="T4">DarikNews.bg:</text:span></text:p>
        </text:list-item>
      </text:list>
      <text:list xml:id="list1352180077" text:style-name="WWNum22">
        <text:list-item>
          <text:list>
            <text:list-item>
              <text:p text:style-name="P56"><text:soft-page-break/><text:span text:style-name="T3">Reliability:</text:span><text:span text:style-name="T2"> </text:span><text:span text:style-name="T4">Смесена/Висока.</text:span><text:span text:style-name="T2"> Първоначално свързан с Дарик Радио, сега функционира като част от портфолиото на NetInfo. По-ориентиран към регионални новини и институционална информация.</text:span></text:p>
            </text:list-item>
          </text:list>
        </text:list-item>
      </text:list>
      <text:p text:style-name="P67"><text:span text:style-name="T1">3.2 Dir.bg – Ветеранът на Баланса</text:span></text:p>
      <text:list xml:id="list495357238" text:style-name="WWNum23">
        <text:list-item>
          <text:p text:style-name="P13"><text:span text:style-name="T3">Reliability:</text:span><text:span text:style-name="T2"> </text:span><text:span text:style-name="T4">Смесена.</text:span></text:p>
        </text:list-item>
        <text:list-item>
          <text:p text:style-name="P13"><text:span text:style-name="T3">Bias:</text:span><text:span text:style-name="T2"> </text:span><text:span text:style-name="T4">Скрит Центризъм.</text:span></text:p>
        </text:list-item>
        <text:list-item>
          <text:p text:style-name="P31"><text:span text:style-name="T3">Анализ:</text:span><text:span text:style-name="T2"> </text:span><text:span text:style-name="T3">Dir.bg</text:span><text:span text:style-name="T2"> е един от най-старите портали, собственост на "Лого-къмпани".</text:span><text:span text:style-name="T5">14</text:span><text:span text:style-name="T2"> Стратегията му е „за всекиго по нещо“ – сухи новини в основния поток и силно поляризирани мнения в секцията „Corner“. Това позволява на медията да привлича аудитория от целия спектър, но също така да легитимира маргинални гласове.</text:span></text:p>
        </text:list-item>
      </text:list>
      <text:p text:style-name="P64"><draw:rect text:anchor-type="as-char" style:rel-width="100%" draw:z-index="3" draw:style-name="gr1" draw:text-style-name="P69" svg:width="0.0012in" svg:height="0.0213in"><text:p/></draw:rect><text:span text:style-name="T1">Част IV: Либералният Спектър и „Качествената Журналистика“</text:span></text:p>
      <text:p text:style-name="P1"><text:span text:style-name="T2">Тази група медии се позиционира в горния ляв или център-ляв квадрант на графиката (Висока надеждност / Либерално-Демократичен уклон). Те са основният източник на разследваща журналистика и анализи, но страдат от ограничен обхват извън големите градове („софийския балон“).</text:span></text:p>
      <text:p text:style-name="P66"><text:span text:style-name="T1">4.1 Групата „Икономедия“ (Capital, Dnevnik)</text:span></text:p>
      <text:list xml:id="list3591395089" text:style-name="WWNum24">
        <text:list-item>
          <text:p text:style-name="P15"><text:span text:style-name="T4">Capital.bg:</text:span></text:p>
        </text:list-item>
      </text:list>
      <text:list xml:id="list2744877859" text:style-name="WWNum25">
        <text:list-item>
          <text:list>
            <text:list-item>
              <text:p text:style-name="P51"><text:span text:style-name="T3">Reliability:</text:span><text:span text:style-name="T2"> </text:span><text:span text:style-name="T4">Много Висока.</text:span><text:span text:style-name="T2"> Лидер в икономическата журналистика. Моделът на финансиране чрез абонаменти осигурява независимост от рекламодатели и държава.</text:span><text:span text:style-name="T5">1</text:span></text:p>
            </text:list-item>
            <text:list-item>
              <text:p text:style-name="P51"><text:span text:style-name="T3">Bias:</text:span><text:span text:style-name="T2"> </text:span><text:span text:style-name="T4">Икономически Либерален/Про-Еврозона.</text:span></text:p>
            </text:list-item>
          </text:list>
        </text:list-item>
      </text:list>
      <text:list xml:id="list103919900562547" text:continue-list="list3591395089" text:style-name="WWNum24">
        <text:list-item>
          <text:p text:style-name="P15"><text:span text:style-name="T4">Dnevnik.bg:</text:span></text:p>
        </text:list-item>
      </text:list>
      <text:list xml:id="list882872953" text:style-name="WWNum26">
        <text:list-item>
          <text:list>
            <text:list-item>
              <text:p text:style-name="P53"><text:span text:style-name="T3">Reliability:</text:span><text:span text:style-name="T2"> </text:span><text:span text:style-name="T4">Висока.</text:span></text:p>
            </text:list-item>
            <text:list-item>
              <text:p text:style-name="P57"><text:span text:style-name="T3">Bias:</text:span><text:span text:style-name="T2"> </text:span><text:span text:style-name="T4">Прогресивен/Зелен.</text:span><text:span text:style-name="T2"> Активен защитник на съдебната реформа, правата на малцинствата и екологичните каузи. Често обвиняван от опонентите в „грантаджийство“ поради финансиране от фондове като „Америка за България“, макар отчетите да са публични.</text:span><text:span text:style-name="T5">15</text:span></text:p>
            </text:list-item>
          </text:list>
        </text:list-item>
      </text:list>
      <text:p text:style-name="P67"><text:span text:style-name="T1">4.2 Mediapool.bg</text:span></text:p>
      <text:list xml:id="list2322335403" text:style-name="WWNum2">
        <text:list-item>
          <text:p text:style-name="P17"><text:span text:style-name="T3">Профил:</text:span><text:span text:style-name="T2"> Една от първите независими онлайн медии, ръководена от Стояна Георгиева.</text:span></text:p>
        </text:list-item>
        <text:list-item>
          <text:p text:style-name="P32"><text:span text:style-name="T3">Bias:</text:span><text:span text:style-name="T2"> </text:span><text:span text:style-name="T4">Десен (класически антикомунистически)/Евроатлантически.</text:span><text:span text:style-name="T2"> Силно критичен към моделите на управление на ГЕРБ и ДПС.</text:span></text:p>
        </text:list-item>
      </text:list>
      <text:p text:style-name="P67"><text:span text:style-name="T1">4.3 ClubZ.bg и Offnews.bg</text:span></text:p>
      <text:list xml:id="list1496010898" text:style-name="WWNum3">
        <text:list-item>
          <text:p text:style-name="P18"><text:span text:style-name="T4">ClubZ:</text:span><text:span text:style-name="T2"> Собственост на фармацевтичния бос Огнян Донев.</text:span><text:span text:style-name="T5">15</text:span><text:span text:style-name="T2"> Предлага качествена публицистика и сатира.</text:span></text:p>
        </text:list-item>
        <text:list-item>
          <text:p text:style-name="P33"><text:span text:style-name="T4">Offnews:</text:span><text:span text:style-name="T2"> Силна общност, възникнала от форумите. Позиционира се като глас на градската средна класа и образованието.</text:span></text:p>
        </text:list-item>
      </text:list>
      <text:p text:style-name="P64"><draw:rect text:anchor-type="as-char" style:rel-width="100%" draw:z-index="4" draw:style-name="gr1" draw:text-style-name="P69" svg:width="0.0012in" svg:height="0.0213in"><text:p/></draw:rect><text:span text:style-name="T1">Част V: „Сивата Зона“ – Таблоиди, Бухалки и Хибридни Модели</text:span></text:p>
      <text:p text:style-name="P1"><text:span text:style-name="T2">Това е сегментът, който генерира огромен трафик чрез експлоатация на емоции, скандали и политически поръчки. Тези медии често функционират като инструменти за натиск („медийни бухалки“).</text:span></text:p>
      <text:p text:style-name="P66"><text:span text:style-name="T1">5.1 ПИК (Pik.bg)</text:span></text:p>
      <text:list xml:id="list40147041" text:style-name="WWNum4">
        <text:list-item>
          <text:p text:style-name="P19"><text:span text:style-name="T3">Reliability:</text:span><text:span text:style-name="T2"> </text:span><text:span text:style-name="T4">Ниска.</text:span></text:p>
        </text:list-item>
        <text:list-item>
          <text:p text:style-name="P19"><text:soft-page-break/><text:span text:style-name="T3">Bias:</text:span><text:span text:style-name="T2"> </text:span><text:span text:style-name="T4">Агресивен Популизъм/Про-Статукво.</text:span></text:p>
        </text:list-item>
        <text:list-item>
          <text:p text:style-name="P34"><text:span text:style-name="T3">Анализ:</text:span><text:span text:style-name="T2"> Собственост на Недялко Недялков. Известен с агресивния си език, използването на главни букви в заглавията („ШОК“, „БОМБА“) и личните атаки срещу политически опоненти. Често публикува непроверена информация или компромати, предоставени от службите/прокуратурата.</text:span></text:p>
        </text:list-item>
      </text:list>
      <text:p text:style-name="P67"><text:span text:style-name="T1">5.2 Блиц (Blitz.bg)</text:span></text:p>
      <text:list xml:id="list3452666663" text:style-name="WWNum5">
        <text:list-item>
          <text:p text:style-name="P21"><text:span text:style-name="T3">Reliability:</text:span><text:span text:style-name="T2"> </text:span><text:span text:style-name="T4">Ниска.</text:span></text:p>
        </text:list-item>
        <text:list-item>
          <text:p text:style-name="P21"><text:span text:style-name="T3">Bias:</text:span><text:span text:style-name="T2"> </text:span><text:span text:style-name="T4">Търговски Опортюнизъм.</text:span></text:p>
        </text:list-item>
        <text:list-item>
          <text:p text:style-name="P35"><text:span text:style-name="T3">Анализ:</text:span><text:span text:style-name="T2"> В топ 5 по посещаемост.</text:span><text:span text:style-name="T5">2</text:span><text:span text:style-name="T2"> Смесва криминална хроника („кървави новини“), спорт и политика. Редакционната политика се нагажда според текущия победител във властта. Силно зависим от реклами за хазарт и хранителни добавки.</text:span></text:p>
        </text:list-item>
      </text:list>
      <text:p text:style-name="P67"><text:span text:style-name="T1">5.3 Труд (Trud.bg)</text:span></text:p>
      <text:list xml:id="list3530073759" text:style-name="WWNum6">
        <text:list-item>
          <text:p text:style-name="P23"><text:span text:style-name="T3">Трансформация:</text:span><text:span text:style-name="T2"> От авторитетен вестник се превърна в трибуна на консервативния и анти-либерален дискурс.</text:span></text:p>
        </text:list-item>
        <text:list-item>
          <text:p text:style-name="P36"><text:span text:style-name="T3">Bias:</text:span><text:span text:style-name="T2"> </text:span><text:span text:style-name="T4">Десен/Консервативен.</text:span><text:span text:style-name="T2"> Главен редактор Петьо Блъсков. Активно критикува „умните и красивите“ (ПП-ДБ), зелените политики и НПО сектора. Често препечатва наративи, съвпадащи с тези на тръмписткото крило в САЩ или умерената руска пропаганда.</text:span></text:p>
        </text:list-item>
      </text:list>
      <text:p text:style-name="P64"><draw:rect text:anchor-type="as-char" style:rel-width="100%" draw:z-index="5" draw:style-name="gr1" draw:text-style-name="P69" svg:width="0.0012in" svg:height="0.0213in"><text:p/></draw:rect><text:span text:style-name="T1">Част VI: Екосистемата на Руското Влияние и Дезинформацията</text:span></text:p>
      <text:p text:style-name="P1"><text:span text:style-name="T2">След началото на войната в Украйна, този сегмент стана изключително активен, използвайки социалните мрежи за мултиплициране на анти-системни и про-кремълски наративи.</text:span><text:span text:style-name="T5">7</text:span></text:p>
      <text:p text:style-name="P66"><text:span text:style-name="T1">6.1 Pogled.info</text:span></text:p>
      <text:list xml:id="list1705910961" text:style-name="WWNum7">
        <text:list-item>
          <text:p text:style-name="P24"><text:span text:style-name="T3">Reliability:</text:span><text:span text:style-name="T2"> </text:span><text:span text:style-name="T4">Много Ниска.</text:span></text:p>
        </text:list-item>
        <text:list-item>
          <text:p text:style-name="P24"><text:span text:style-name="T3">Bias:</text:span><text:span text:style-name="T2"> </text:span><text:span text:style-name="T4">Про-Руски/Ляв.</text:span></text:p>
        </text:list-item>
        <text:list-item>
          <text:p text:style-name="P37"><text:span text:style-name="T3">Анализ:</text:span><text:span text:style-name="T2"> Основен хъб за „интелектуална“ русофилия. Публикува преводи на руски идеолози и анализи, предричащи краха на ЕС и НАТО. Служи като източник на опорни точки за множество по-малки сайтове и Facebook групи.</text:span></text:p>
        </text:list-item>
      </text:list>
      <text:p text:style-name="P67"><text:span text:style-name="T1">6.2 Мрежата от „Гъби“ (Mushroom Sites)</text:span></text:p>
      <text:p text:style-name="P2"><text:span text:style-name="T2">Докладите на </text:span><text:span text:style-name="T3">Центъра за изследване на демокрацията (CSD)</text:span><text:span text:style-name="T2"> и </text:span><text:span text:style-name="T3">Factcheck.bg</text:span><text:span text:style-name="T2"> идентифицират стотици анонимни сайтове (напр. </text:span><text:span text:style-name="T3">Informiran.net, Bradva, The Bulgarian Times</text:span><text:span text:style-name="T2">), които нямат редакционен екип и ясна собственост.</text:span><text:span text:style-name="T5">7</text:span></text:p>
      <text:list xml:id="list3825036961" text:style-name="WWNum8">
        <text:list-item>
          <text:p text:style-name="P26"><text:span text:style-name="T3">Механизъм:</text:span><text:span text:style-name="T2"> Създаване на сензационни фалшиви новини (напр. „15 камиона с трупове на шведи в Полтава“ </text:span><text:span text:style-name="T5">6</text:span><text:span text:style-name="T2">), които се разпространяват координирано в десетки Facebook групи с патриотични или носталгични имена.</text:span></text:p>
        </text:list-item>
        <text:list-item>
          <text:p text:style-name="P38"><text:span text:style-name="T3">Цел:</text:span><text:span text:style-name="T2"> Дестабилизация на общественото мнение и монетизация чрез programmatic реклами.</text:span></text:p>
        </text:list-item>
      </text:list>
      <text:p text:style-name="P64"><draw:rect text:anchor-type="as-char" style:rel-width="100%" draw:z-index="6" draw:style-name="gr1" draw:text-style-name="P69" svg:width="0.0012in" svg:height="0.0213in"><text:p/></draw:rect><text:span text:style-name="T1">Част VII: Топ 50 Матрица на Българските Медии (2025)</text:span></text:p>
      <text:p text:style-name="P1"><text:span text:style-name="T2">Таблицата по-долу класифицира 50-те най-влиятелни медии на базата на синтезираните данни за трафик </text:span><text:span text:style-name="T5">2</text:span><text:span text:style-name="T2">, доверие </text:span><text:span text:style-name="T5">1</text:span><text:span text:style-name="T2"> и редакционна политика.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G"/>
        <table:table-row table:style-name="Table1.1">
          <table:table-cell table:style-name="Table1.A1" office:value-type="string">
            <text:p text:style-name="P58"><text:span text:style-name="T4">Ранг</text:span></text:p>
          </table:table-cell>
          <table:table-cell table:style-name="Table1.A1" office:value-type="string">
            <text:p text:style-name="P58"><text:span text:style-name="T4">Медия</text:span></text:p>
          </table:table-cell>
          <table:table-cell table:style-name="Table1.A1" office:value-type="string">
            <text:p text:style-name="P58"><text:span text:style-name="T4">Тип</text:span></text:p>
          </table:table-cell>
          <table:table-cell table:style-name="Table1.A1" office:value-type="string">
            <text:p text:style-name="P58"><text:span text:style-name="T4">Собственост / Група</text:span></text:p>
          </table:table-cell>
          <table:table-cell table:style-name="Table1.A1" office:value-type="string">
            <text:p text:style-name="P58"><text:span text:style-name="T4">Reliability (0-64)</text:span></text:p>
          </table:table-cell>
          <table:table-cell table:style-name="Table1.A1" office:value-type="string">
            <text:p text:style-name="P58"><text:span text:style-name="T4">Bias (L-C-R/Pro-Ru)</text:span></text:p>
          </table:table-cell>
          <table:table-cell table:style-name="Table1.A1" office:value-type="string">
            <text:p text:style-name="P58"><text:span text:style-name="T4">Бележки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1</text:span></text:p>
          </table:table-cell>
          <table:table-cell table:style-name="Table1.A1" office:value-type="string">
            <text:p text:style-name="P58"><text:span text:style-name="T4">ABV.bg</text:span></text:p>
          </table:table-cell>
          <table:table-cell table:style-name="Table1.A1" office:value-type="string">
            <text:p text:style-name="P58"><text:span text:style-name="T2">Портал</text:span></text:p>
          </table:table-cell>
          <table:table-cell table:style-name="Table1.A1" office:value-type="string">
            <text:p text:style-name="P58"><text:span text:style-name="T2">NetInfo (United Group)</text:span></text:p>
          </table:table-cell>
          <table:table-cell table:style-name="Table1.A1" office:value-type="string">
            <text:p text:style-name="P58"><text:span text:style-name="T2">32 (Смесена)</text:span></text:p>
          </table:table-cell>
          <table:table-cell table:style-name="Table1.A1" office:value-type="string">
            <text:p text:style-name="P58"><text:span text:style-name="T2">Център</text:span></text:p>
          </table:table-cell>
          <table:table-cell table:style-name="Table1.A1" office:value-type="string">
            <text:p text:style-name="P58"><text:span text:style-name="T2">Входна точка, агрегатор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2</text:span></text:p>
          </table:table-cell>
          <table:table-cell table:style-name="Table1.A1" office:value-type="string">
            <text:p text:style-name="P58"><text:span text:style-name="T4">Nova.bg</text:span></text:p>
          </table:table-cell>
          <table:table-cell table:style-name="Table1.A1" office:value-type="string">
            <text:p text:style-name="P58"><text:span text:style-name="T2">TV Сайт</text:span></text:p>
          </table:table-cell>
          <table:table-cell table:style-name="Table1.A1" office:value-type="string">
            <text:p text:style-name="P58"><text:span text:style-name="T2">United Group</text:span></text:p>
          </table:table-cell>
          <table:table-cell table:style-name="Table1.A1" office:value-type="string">
            <text:p text:style-name="P58"><text:span text:style-name="T2">44 (Висока)</text:span></text:p>
          </table:table-cell>
          <table:table-cell table:style-name="Table1.A1" office:value-type="string">
            <text:p text:style-name="P58"><text:span text:style-name="T2">Корпоративен</text:span></text:p>
          </table:table-cell>
          <table:table-cell table:style-name="Table1.A1" office:value-type="string">
            <text:p text:style-name="P58"><text:span text:style-name="T2">Основен новинарски хъб.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58"><text:span text:style-name="T2">3</text:span></text:p>
          </table:table-cell>
          <table:table-cell table:style-name="Table1.A1" office:value-type="string">
            <text:p text:style-name="P58"><text:span text:style-name="T4">bTVnovinite.bg</text:span></text:p>
          </table:table-cell>
          <table:table-cell table:style-name="Table1.A1" office:value-type="string">
            <text:p text:style-name="P58"><text:span text:style-name="T2">TV Сайт</text:span></text:p>
          </table:table-cell>
          <table:table-cell table:style-name="Table1.A1" office:value-type="string">
            <text:p text:style-name="P58"><text:span text:style-name="T2">CME (PPF Group)</text:span></text:p>
          </table:table-cell>
          <table:table-cell table:style-name="Table1.A1" office:value-type="string">
            <text:p text:style-name="P58"><text:span text:style-name="T2">46 (Висока)</text:span></text:p>
          </table:table-cell>
          <table:table-cell table:style-name="Table1.A1" office:value-type="string">
            <text:p text:style-name="P58"><text:span text:style-name="T2">Корпоративен</text:span></text:p>
          </table:table-cell>
          <table:table-cell table:style-name="Table1.A1" office:value-type="string">
            <text:p text:style-name="P58"><text:span text:style-name="T2">Балансиран, мейнстрийм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4</text:span></text:p>
          </table:table-cell>
          <table:table-cell table:style-name="Table1.A1" office:value-type="string">
            <text:p text:style-name="P58"><text:span text:style-name="T4">Vesti.bg</text:span></text:p>
          </table:table-cell>
          <table:table-cell table:style-name="Table1.A1" office:value-type="string">
            <text:p text:style-name="P58"><text:span text:style-name="T2">Агрегатор</text:span></text:p>
          </table:table-cell>
          <table:table-cell table:style-name="Table1.A1" office:value-type="string">
            <text:p text:style-name="P58"><text:span text:style-name="T2">NetInfo</text:span></text:p>
          </table:table-cell>
          <table:table-cell table:style-name="Table1.A1" office:value-type="string">
            <text:p text:style-name="P58"><text:span text:style-name="T2">30 (Смесена)</text:span></text:p>
          </table:table-cell>
          <table:table-cell table:style-name="Table1.A1" office:value-type="string">
            <text:p text:style-name="P58"><text:span text:style-name="T2">Популизъм</text:span></text:p>
          </table:table-cell>
          <table:table-cell table:style-name="Table1.A1" office:value-type="string">
            <text:p text:style-name="P58"><text:span text:style-name="T2">Кликбейт заглавия, масов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5</text:span></text:p>
          </table:table-cell>
          <table:table-cell table:style-name="Table1.A1" office:value-type="string">
            <text:p text:style-name="P58"><text:span text:style-name="T4">Blitz.bg</text:span></text:p>
          </table:table-cell>
          <table:table-cell table:style-name="Table1.A1" office:value-type="string">
            <text:p text:style-name="P58"><text:span text:style-name="T2">Таблоид</text:span></text:p>
          </table:table-cell>
          <table:table-cell table:style-name="Table1.A1" office:value-type="string">
            <text:p text:style-name="P58"><text:span text:style-name="T2">Частна (Интермедиа)</text:span></text:p>
          </table:table-cell>
          <table:table-cell table:style-name="Table1.A1" office:value-type="string">
            <text:p text:style-name="P58"><text:span text:style-name="T2">18 (Ниска)</text:span></text:p>
          </table:table-cell>
          <table:table-cell table:style-name="Table1.A1" office:value-type="string">
            <text:p text:style-name="P58"><text:span text:style-name="T2">Опортюнизъм</text:span></text:p>
          </table:table-cell>
          <table:table-cell table:style-name="Table1.A1" office:value-type="string">
            <text:p text:style-name="P58"><text:span text:style-name="T2">Сензации, криминални, хазарт.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58"><text:span text:style-name="T2">6</text:span></text:p>
          </table:table-cell>
          <table:table-cell table:style-name="Table1.A1" office:value-type="string">
            <text:p text:style-name="P58"><text:span text:style-name="T4">Dir.bg</text:span></text:p>
          </table:table-cell>
          <table:table-cell table:style-name="Table1.A1" office:value-type="string">
            <text:p text:style-name="P58"><text:span text:style-name="T2">Портал</text:span></text:p>
          </table:table-cell>
          <table:table-cell table:style-name="Table1.A1" office:value-type="string">
            <text:p text:style-name="P58"><text:span text:style-name="T2">Лого-къмпани</text:span></text:p>
          </table:table-cell>
          <table:table-cell table:style-name="Table1.A1" office:value-type="string">
            <text:p text:style-name="P58"><text:span text:style-name="T2">35 (Смесена)</text:span></text:p>
          </table:table-cell>
          <table:table-cell table:style-name="Table1.A1" office:value-type="string">
            <text:p text:style-name="P58"><text:span text:style-name="T2">Скрит Център</text:span></text:p>
          </table:table-cell>
          <table:table-cell table:style-name="Table1.A1" office:value-type="string">
            <text:p text:style-name="P58"><text:span text:style-name="T2">Микс от сухи факти и мнения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7</text:span></text:p>
          </table:table-cell>
          <table:table-cell table:style-name="Table1.A1" office:value-type="string">
            <text:p text:style-name="P58"><text:span text:style-name="T4">24chasa.bg</text:span></text:p>
          </table:table-cell>
          <table:table-cell table:style-name="Table1.A1" office:value-type="string">
            <text:p text:style-name="P58"><text:span text:style-name="T2">Вестник</text:span></text:p>
          </table:table-cell>
          <table:table-cell table:style-name="Table1.A1" office:value-type="string">
            <text:p text:style-name="P58"><text:span text:style-name="T2">Медийна група БГ</text:span></text:p>
          </table:table-cell>
          <table:table-cell table:style-name="Table1.A1" office:value-type="string">
            <text:p text:style-name="P58"><text:span text:style-name="T2">38 (Смесена)</text:span></text:p>
          </table:table-cell>
          <table:table-cell table:style-name="Table1.A1" office:value-type="string">
            <text:p text:style-name="P58"><text:span text:style-name="T2">Про-Власт</text:span></text:p>
          </table:table-cell>
          <table:table-cell table:style-name="Table1.A1" office:value-type="string">
            <text:p text:style-name="P58"><text:span text:style-name="T2">Балансьор, хибриден модел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8</text:span></text:p>
          </table:table-cell>
          <table:table-cell table:style-name="Table1.A1" office:value-type="string">
            <text:p text:style-name="P58"><text:span text:style-name="T4">Sportal.bg</text:span></text:p>
          </table:table-cell>
          <table:table-cell table:style-name="Table1.A1" office:value-type="string">
            <text:p text:style-name="P58"><text:span text:style-name="T2">Спорт</text:span></text:p>
          </table:table-cell>
          <table:table-cell table:style-name="Table1.A1" office:value-type="string">
            <text:p text:style-name="P58"><text:span text:style-name="T2">Sportal Media Group</text:span></text:p>
          </table:table-cell>
          <table:table-cell table:style-name="Table1.A1" office:value-type="string">
            <text:p text:style-name="P58"><text:span text:style-name="T2">40 (Тематична)</text:span></text:p>
          </table:table-cell>
          <table:table-cell table:style-name="Table1.A1" office:value-type="string">
            <text:p text:style-name="P58"><text:span text:style-name="T2">Комерсиален</text:span></text:p>
          </table:table-cell>
          <table:table-cell table:style-name="Table1.A1" office:value-type="string">
            <text:p text:style-name="P58"><text:span text:style-name="T2">Скрит политически PR, хазарт.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58"><text:span text:style-name="T2">9</text:span></text:p>
          </table:table-cell>
          <table:table-cell table:style-name="Table1.A1" office:value-type="string">
            <text:p text:style-name="P58"><text:span text:style-name="T4">Dnevnik.bg</text:span></text:p>
          </table:table-cell>
          <table:table-cell table:style-name="Table1.A1" office:value-type="string">
            <text:p text:style-name="P58"><text:span text:style-name="T2">Онлайн</text:span></text:p>
          </table:table-cell>
          <table:table-cell table:style-name="Table1.A1" office:value-type="string">
            <text:p text:style-name="P58"><text:span text:style-name="T2">Икономедия</text:span></text:p>
          </table:table-cell>
          <table:table-cell table:style-name="Table1.A1" office:value-type="string">
            <text:p text:style-name="P58"><text:span text:style-name="T2">54 (Висока)</text:span></text:p>
          </table:table-cell>
          <table:table-cell table:style-name="Table1.A1" office:value-type="string">
            <text:p text:style-name="P58"><text:span text:style-name="T2">Либерален/Зелен</text:span></text:p>
          </table:table-cell>
          <table:table-cell table:style-name="Table1.A1" office:value-type="string">
            <text:p text:style-name="P58"><text:span text:style-name="T2">Абонаментен модел, анализи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10</text:span></text:p>
          </table:table-cell>
          <table:table-cell table:style-name="Table1.A1" office:value-type="string">
            <text:p text:style-name="P58"><text:span text:style-name="T4">Capital.bg</text:span></text:p>
          </table:table-cell>
          <table:table-cell table:style-name="Table1.A1" office:value-type="string">
            <text:p text:style-name="P58"><text:span text:style-name="T2">Бизнес</text:span></text:p>
          </table:table-cell>
          <table:table-cell table:style-name="Table1.A1" office:value-type="string">
            <text:p text:style-name="P58"><text:span text:style-name="T2">Икономедия</text:span></text:p>
          </table:table-cell>
          <table:table-cell table:style-name="Table1.A1" office:value-type="string">
            <text:p text:style-name="P58"><text:span text:style-name="T2">58 (Висока)</text:span></text:p>
          </table:table-cell>
          <table:table-cell table:style-name="Table1.A1" office:value-type="string">
            <text:p text:style-name="P58"><text:span text:style-name="T2">Икон. Либерал</text:span></text:p>
          </table:table-cell>
          <table:table-cell table:style-name="Table1.A1" office:value-type="string">
            <text:p text:style-name="P58"><text:span text:style-name="T2">Премиум съдържание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11</text:span></text:p>
          </table:table-cell>
          <table:table-cell table:style-name="Table1.A1" office:value-type="string">
            <text:p text:style-name="P58"><text:span text:style-name="T4">Pik.bg</text:span></text:p>
          </table:table-cell>
          <table:table-cell table:style-name="Table1.A1" office:value-type="string">
            <text:p text:style-name="P58"><text:span text:style-name="T2">Таблоид</text:span></text:p>
          </table:table-cell>
          <table:table-cell table:style-name="Table1.A1" office:value-type="string">
            <text:p text:style-name="P58"><text:span text:style-name="T2">Н. Недялков</text:span></text:p>
          </table:table-cell>
          <table:table-cell table:style-name="Table1.A1" office:value-type="string">
            <text:p text:style-name="P58"><text:span text:style-name="T2">12 (Ниска)</text:span></text:p>
          </table:table-cell>
          <table:table-cell table:style-name="Table1.A1" office:value-type="string">
            <text:p text:style-name="P58"><text:span text:style-name="T2">Агресивен/ГЕРБ</text:span></text:p>
          </table:table-cell>
          <table:table-cell table:style-name="Table1.A1" office:value-type="string">
            <text:p text:style-name="P58"><text:span text:style-name="T2">Политическа бухалка, компромати.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58"><text:span text:style-name="T2">12</text:span></text:p>
          </table:table-cell>
          <table:table-cell table:style-name="Table1.A1" office:value-type="string">
            <text:p text:style-name="P58"><text:span text:style-name="T4">Trud.bg</text:span></text:p>
          </table:table-cell>
          <table:table-cell table:style-name="Table1.A1" office:value-type="string">
            <text:p text:style-name="P58"><text:span text:style-name="T2">Вестник</text:span></text:p>
          </table:table-cell>
          <table:table-cell table:style-name="Table1.A1" office:value-type="string">
            <text:p text:style-name="P58"><text:span text:style-name="T2">П. Блъсков</text:span></text:p>
          </table:table-cell>
          <table:table-cell table:style-name="Table1.A1" office:value-type="string">
            <text:p text:style-name="P58"><text:span text:style-name="T2">28 (Ниска/Смесена)</text:span></text:p>
          </table:table-cell>
          <table:table-cell table:style-name="Table1.A1" office:value-type="string">
            <text:p text:style-name="P58"><text:span text:style-name="T2">Консервативен</text:span></text:p>
          </table:table-cell>
          <table:table-cell table:style-name="Table1.A1" office:value-type="string">
            <text:p text:style-name="P58"><text:span text:style-name="T2">Анти-либерален, десен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13</text:span></text:p>
          </table:table-cell>
          <table:table-cell table:style-name="Table1.A1" office:value-type="string">
            <text:p text:style-name="P58"><text:span text:style-name="T4">Plovdiv24.bg</text:span></text:p>
          </table:table-cell>
          <table:table-cell table:style-name="Table1.A1" office:value-type="string">
            <text:p text:style-name="P58"><text:span text:style-name="T2">Регионален</text:span></text:p>
          </table:table-cell>
          <table:table-cell table:style-name="Table1.A1" office:value-type="string">
            <text:p text:style-name="P58"><text:span text:style-name="T2">Пловдив24 ЕООД</text:span></text:p>
          </table:table-cell>
          <table:table-cell table:style-name="Table1.A1" office:value-type="string">
            <text:p text:style-name="P58"><text:span text:style-name="T2">26 (Ниска)</text:span></text:p>
          </table:table-cell>
          <table:table-cell table:style-name="Table1.A1" office:value-type="string">
            <text:p text:style-name="P58"><text:span text:style-name="T2">Локален/Търговски</text:span></text:p>
          </table:table-cell>
          <table:table-cell table:style-name="Table1.A1" office:value-type="string">
            <text:p text:style-name="P58"><text:span text:style-name="T2">Най-силният регионален сайт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14</text:span></text:p>
          </table:table-cell>
          <table:table-cell table:style-name="Table1.A1" office:value-type="string">
            <text:p text:style-name="P58"><text:span text:style-name="T4">Actualno.com</text:span></text:p>
          </table:table-cell>
          <table:table-cell table:style-name="Table1.A1" office:value-type="string">
            <text:p text:style-name="P58"><text:span text:style-name="T2">Портал</text:span></text:p>
          </table:table-cell>
          <table:table-cell table:style-name="Table1.A1" office:value-type="string">
            <text:p text:style-name="P58"><text:span text:style-name="T2">WebGround</text:span></text:p>
          </table:table-cell>
          <table:table-cell table:style-name="Table1.A1" office:value-type="string">
            <text:p text:style-name="P58"><text:span text:style-name="T2">36 (Смесена)</text:span></text:p>
          </table:table-cell>
          <table:table-cell table:style-name="Table1.A1" office:value-type="string">
            <text:p text:style-name="P58"><text:span text:style-name="T2">Център/Либерал</text:span></text:p>
          </table:table-cell>
          <table:table-cell table:style-name="Table1.A1" office:value-type="string">
            <text:p text:style-name="P58"><text:span text:style-name="T2">Умерен, SEO оптимизиран.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58"><text:span text:style-name="T2">15</text:span></text:p>
          </table:table-cell>
          <table:table-cell table:style-name="Table1.A1" office:value-type="string">
            <text:p text:style-name="P58"><text:span text:style-name="T4">Webcafe.bg</text:span></text:p>
          </table:table-cell>
          <table:table-cell table:style-name="Table1.A1" office:value-type="string">
            <text:p text:style-name="P58"><text:span text:style-name="T2">Лайфстайл</text:span></text:p>
          </table:table-cell>
          <table:table-cell table:style-name="Table1.A1" office:value-type="string">
            <text:p text:style-name="P58"><text:span text:style-name="T2">Webcafe ЕАД</text:span></text:p>
          </table:table-cell>
          <table:table-cell table:style-name="Table1.A1" office:value-type="string">
            <text:p text:style-name="P58"><text:span text:style-name="T2">45 (Висока)</text:span></text:p>
          </table:table-cell>
          <table:table-cell table:style-name="Table1.A1" office:value-type="string">
            <text:p text:style-name="P58"><text:span text:style-name="T2">Градски Либерал</text:span></text:p>
          </table:table-cell>
          <table:table-cell table:style-name="Table1.A1" office:value-type="string">
            <text:p text:style-name="P58"><text:span text:style-name="T2">Култура, анализи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16</text:span></text:p>
          </table:table-cell>
          <table:table-cell table:style-name="Table1.A1" office:value-type="string">
            <text:p text:style-name="P58"><text:span text:style-name="T4">Mediapool.bg</text:span></text:p>
          </table:table-cell>
          <table:table-cell table:style-name="Table1.A1" office:value-type="string">
            <text:p text:style-name="P58"><text:span text:style-name="T2">Онлайн</text:span></text:p>
          </table:table-cell>
          <table:table-cell table:style-name="Table1.A1" office:value-type="string">
            <text:p text:style-name="P58"><text:span text:style-name="T2">Фондация</text:span></text:p>
          </table:table-cell>
          <table:table-cell table:style-name="Table1.A1" office:value-type="string">
            <text:p text:style-name="P58"><text:span text:style-name="T2">52 (Висока)</text:span></text:p>
          </table:table-cell>
          <table:table-cell table:style-name="Table1.A1" office:value-type="string">
            <text:p text:style-name="P58"><text:span text:style-name="T2">Десен/Атлантик</text:span></text:p>
          </table:table-cell>
          <table:table-cell table:style-name="Table1.A1" office:value-type="string">
            <text:p text:style-name="P58"><text:span text:style-name="T2">Критичен към корупцията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17</text:span></text:p>
          </table:table-cell>
          <table:table-cell table:style-name="Table1.A1" office:value-type="string">
            <text:p text:style-name="P58"><text:span text:style-name="T4">ClubZ.bg</text:span></text:p>
          </table:table-cell>
          <table:table-cell table:style-name="Table1.A1" office:value-type="string">
            <text:p text:style-name="P58"><text:span text:style-name="T2">Онлайн</text:span></text:p>
          </table:table-cell>
          <table:table-cell table:style-name="Table1.A1" office:value-type="string">
            <text:p text:style-name="P58"><text:span text:style-name="T2">О. Донев</text:span></text:p>
          </table:table-cell>
          <table:table-cell table:style-name="Table1.A1" office:value-type="string">
            <text:p text:style-name="P58"><text:span text:style-name="T2">50 (Висока)</text:span></text:p>
          </table:table-cell>
          <table:table-cell table:style-name="Table1.A1" office:value-type="string">
            <text:p text:style-name="P58"><text:span text:style-name="T2">Дясно-Център</text:span></text:p>
          </table:table-cell>
          <table:table-cell table:style-name="Table1.A1" office:value-type="string">
            <text:p text:style-name="P58"><text:span text:style-name="T2">Качествена публицистика.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58"><text:span text:style-name="T2">18</text:span></text:p>
          </table:table-cell>
          <table:table-cell table:style-name="Table1.A1" office:value-type="string">
            <text:p text:style-name="P58"><text:span text:style-name="T4">Offnews.bg</text:span></text:p>
          </table:table-cell>
          <table:table-cell table:style-name="Table1.A1" office:value-type="string">
            <text:p text:style-name="P58"><text:span text:style-name="T2">Онлайн</text:span></text:p>
          </table:table-cell>
          <table:table-cell table:style-name="Table1.A1" office:value-type="string">
            <text:p text:style-name="P58"><text:span text:style-name="T2">Офф Медия</text:span></text:p>
          </table:table-cell>
          <table:table-cell table:style-name="Table1.A1" office:value-type="string">
            <text:p text:style-name="P58"><text:span text:style-name="T2">48 (Висока)</text:span></text:p>
          </table:table-cell>
          <table:table-cell table:style-name="Table1.A1" office:value-type="string">
            <text:p text:style-name="P58"><text:span text:style-name="T2">Либерален</text:span></text:p>
          </table:table-cell>
          <table:table-cell table:style-name="Table1.A1" office:value-type="string">
            <text:p text:style-name="P58"><text:span text:style-name="T2">Образование, гражданско общество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19</text:span></text:p>
          </table:table-cell>
          <table:table-cell table:style-name="Table1.A1" office:value-type="string">
            <text:p text:style-name="P58"><text:span text:style-name="T4">DarikNews.bg</text:span></text:p>
          </table:table-cell>
          <table:table-cell table:style-name="Table1.A1" office:value-type="string">
            <text:p text:style-name="P58"><text:span text:style-name="T2">Радио/Сайт</text:span></text:p>
          </table:table-cell>
          <table:table-cell table:style-name="Table1.A1" office:value-type="string">
            <text:p text:style-name="P58"><text:span text:style-name="T2">NetInfo</text:span></text:p>
          </table:table-cell>
          <table:table-cell table:style-name="Table1.A1" office:value-type="string">
            <text:p text:style-name="P58"><text:span text:style-name="T2">42 (Висока)</text:span></text:p>
          </table:table-cell>
          <table:table-cell table:style-name="Table1.A1" office:value-type="string">
            <text:p text:style-name="P58"><text:span text:style-name="T2">Регионален/Център</text:span></text:p>
          </table:table-cell>
          <table:table-cell table:style-name="Table1.A1" office:value-type="string">
            <text:p text:style-name="P58"><text:span text:style-name="T2">Наследство от Дарик Радио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20</text:span></text:p>
          </table:table-cell>
          <table:table-cell table:style-name="Table1.A1" office:value-type="string">
            <text:p text:style-name="P58"><text:span text:style-name="T4">BNT.bg</text:span></text:p>
          </table:table-cell>
          <table:table-cell table:style-name="Table1.A1" office:value-type="string">
            <text:p text:style-name="P58"><text:span text:style-name="T2">Обществена</text:span></text:p>
          </table:table-cell>
          <table:table-cell table:style-name="Table1.A1" office:value-type="string">
            <text:p text:style-name="P58"><text:span text:style-name="T2">Държавна</text:span></text:p>
          </table:table-cell>
          <table:table-cell table:style-name="Table1.A1" office:value-type="string">
            <text:p text:style-name="P58"><text:span text:style-name="T2">52 (Висока)</text:span></text:p>
          </table:table-cell>
          <table:table-cell table:style-name="Table1.A1" office:value-type="string">
            <text:p text:style-name="P58"><text:span text:style-name="T2">Про-Държавен</text:span></text:p>
          </table:table-cell>
          <table:table-cell table:style-name="Table1.A1" office:value-type="string">
            <text:p text:style-name="P58"><text:span text:style-name="T2">Високо доверие, консервативен.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58"><text:span text:style-name="T2">21</text:span></text:p>
          </table:table-cell>
          <table:table-cell table:style-name="Table1.A1" office:value-type="string">
            <text:p text:style-name="P58"><text:span text:style-name="T4">BNR.bg</text:span></text:p>
          </table:table-cell>
          <table:table-cell table:style-name="Table1.A1" office:value-type="string">
            <text:p text:style-name="P58"><text:span text:style-name="T2">Обществена</text:span></text:p>
          </table:table-cell>
          <table:table-cell table:style-name="Table1.A1" office:value-type="string">
            <text:p text:style-name="P58"><text:span text:style-name="T2">Държавна</text:span></text:p>
          </table:table-cell>
          <table:table-cell table:style-name="Table1.A1" office:value-type="string">
            <text:p text:style-name="P58"><text:span text:style-name="T2">60 (Много Висока)</text:span></text:p>
          </table:table-cell>
          <table:table-cell table:style-name="Table1.A1" office:value-type="string">
            <text:p text:style-name="P58"><text:span text:style-name="T2">Неутрален</text:span></text:p>
          </table:table-cell>
          <table:table-cell table:style-name="Table1.A1" office:value-type="string">
            <text:p text:style-name="P58"><text:span text:style-name="T2">Златен стандарт за точност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22</text:span></text:p>
          </table:table-cell>
          <table:table-cell table:style-name="Table1.A1" office:value-type="string">
            <text:p text:style-name="P58"><text:span text:style-name="T4">Focus-news</text:span></text:p>
          </table:table-cell>
          <table:table-cell table:style-name="Table1.A1" office:value-type="string">
            <text:p text:style-name="P58"><text:span text:style-name="T2">Агенция</text:span></text:p>
          </table:table-cell>
          <table:table-cell table:style-name="Table1.A1" office:value-type="string">
            <text:p text:style-name="P58"><text:span text:style-name="T2">Фокус Медия</text:span></text:p>
          </table:table-cell>
          <table:table-cell table:style-name="Table1.A1" office:value-type="string">
            <text:p text:style-name="P58"><text:span text:style-name="T2">38 (Смесена)</text:span></text:p>
          </table:table-cell>
          <table:table-cell table:style-name="Table1.A1" office:value-type="string">
            <text:p text:style-name="P58"><text:span text:style-name="T2">Център</text:span></text:p>
          </table:table-cell>
          <table:table-cell table:style-name="Table1.A1" office:value-type="string">
            <text:p text:style-name="P58"><text:span text:style-name="T2">След продажбата губи влияние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23</text:span></text:p>
          </table:table-cell>
          <table:table-cell table:style-name="Table1.A1" office:value-type="string">
            <text:p text:style-name="P58"><text:span text:style-name="T4">Economic.bg</text:span></text:p>
          </table:table-cell>
          <table:table-cell table:style-name="Table1.A1" office:value-type="string">
            <text:p text:style-name="P58"><text:span text:style-name="T2">Бизнес</text:span></text:p>
          </table:table-cell>
          <table:table-cell table:style-name="Table1.A1" office:value-type="string">
            <text:p text:style-name="P58"><text:span text:style-name="T2">Brand Media Bulgaria</text:span></text:p>
          </table:table-cell>
          <table:table-cell table:style-name="Table1.A1" office:value-type="string">
            <text:p text:style-name="P58"><text:span text:style-name="T2">50 (Висока)</text:span></text:p>
          </table:table-cell>
          <table:table-cell table:style-name="Table1.A1" office:value-type="string">
            <text:p text:style-name="P58"><text:span text:style-name="T2">Корпоративен</text:span></text:p>
          </table:table-cell>
          <table:table-cell table:style-name="Table1.A1" office:value-type="string">
            <text:p text:style-name="P58"><text:span text:style-name="T2">Икономика, инфраструктура.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58"><text:span text:style-name="T2">24</text:span></text:p>
          </table:table-cell>
          <table:table-cell table:style-name="Table1.A1" office:value-type="string">
            <text:p text:style-name="P58"><text:span text:style-name="T4">Investor.bg</text:span></text:p>
          </table:table-cell>
          <table:table-cell table:style-name="Table1.A1" office:value-type="string">
            <text:p text:style-name="P58"><text:span text:style-name="T2">Финанси</text:span></text:p>
          </table:table-cell>
          <table:table-cell table:style-name="Table1.A1" office:value-type="string">
            <text:p text:style-name="P58"><text:span text:style-name="T2">Investor Media (Bloomberg)</text:span></text:p>
          </table:table-cell>
          <table:table-cell table:style-name="Table1.A1" office:value-type="string">
            <text:p text:style-name="P58"><text:span text:style-name="T2">56 (Висока)</text:span></text:p>
          </table:table-cell>
          <table:table-cell table:style-name="Table1.A1" office:value-type="string">
            <text:p text:style-name="P58"><text:span text:style-name="T2">Пазарен/Експертен</text:span></text:p>
          </table:table-cell>
          <table:table-cell table:style-name="Table1.A1" office:value-type="string">
            <text:p text:style-name="P58"><text:span text:style-name="T2">Борсова информация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25</text:span></text:p>
          </table:table-cell>
          <table:table-cell table:style-name="Table1.A1" office:value-type="string">
            <text:p text:style-name="P58"><text:span text:style-name="T4">Pogled.info</text:span></text:p>
          </table:table-cell>
          <table:table-cell table:style-name="Table1.A1" office:value-type="string">
            <text:p text:style-name="P58"><text:span text:style-name="T2">Анализи</text:span></text:p>
          </table:table-cell>
          <table:table-cell table:style-name="Table1.A1" office:value-type="string">
            <text:p text:style-name="P58"><text:span text:style-name="T2">Румен Петков</text:span></text:p>
          </table:table-cell>
          <table:table-cell table:style-name="Table1.A1" office:value-type="string">
            <text:p text:style-name="P58"><text:span text:style-name="T2">14 (Ниска)</text:span></text:p>
          </table:table-cell>
          <table:table-cell table:style-name="Table1.A1" office:value-type="string">
            <text:p text:style-name="P58"><text:span text:style-name="T2">Про-Руски/Ляв</text:span></text:p>
          </table:table-cell>
          <table:table-cell table:style-name="Table1.A1" office:value-type="string">
            <text:p text:style-name="P58"><text:span text:style-name="T2">Основен русофилски хъб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26</text:span></text:p>
          </table:table-cell>
          <table:table-cell table:style-name="Table1.A1" office:value-type="string">
            <text:p text:style-name="P58"><text:span text:style-name="T4">Glasove.com</text:span></text:p>
          </table:table-cell>
          <table:table-cell table:style-name="Table1.A1" office:value-type="string">
            <text:p text:style-name="P58"><text:span text:style-name="T2">Анализи</text:span></text:p>
          </table:table-cell>
          <table:table-cell table:style-name="Table1.A1" office:value-type="string">
            <text:p text:style-name="P58"><text:span text:style-name="T2">Явор Дачков</text:span></text:p>
          </table:table-cell>
          <table:table-cell table:style-name="Table1.A1" office:value-type="string">
            <text:p text:style-name="P58"><text:span text:style-name="T2">30 (Смесена)</text:span></text:p>
          </table:table-cell>
          <table:table-cell table:style-name="Table1.A1" office:value-type="string">
            <text:p text:style-name="P58"><text:span text:style-name="T2">Консервативен</text:span></text:p>
          </table:table-cell>
          <table:table-cell table:style-name="Table1.A1" office:value-type="string">
            <text:p text:style-name="P58"><text:span text:style-name="T2">Критичен към либералите.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58"><text:span text:style-name="T2">27</text:span></text:p>
          </table:table-cell>
          <table:table-cell table:style-name="Table1.A1" office:value-type="string">
            <text:p text:style-name="P58"><text:span text:style-name="T4">Afera.bg</text:span></text:p>
          </table:table-cell>
          <table:table-cell table:style-name="Table1.A1" office:value-type="string">
            <text:p text:style-name="P58"><text:span text:style-name="T2">Блог</text:span></text:p>
          </table:table-cell>
          <table:table-cell table:style-name="Table1.A1" office:value-type="string">
            <text:p text:style-name="P58"><text:span text:style-name="T2">Веселина Томова</text:span></text:p>
          </table:table-cell>
          <table:table-cell table:style-name="Table1.A1" office:value-type="string">
            <text:p text:style-name="P58"><text:span text:style-name="T2">10 (Ниска)</text:span></text:p>
          </table:table-cell>
          <table:table-cell table:style-name="Table1.A1" office:value-type="string">
            <text:p text:style-name="P58"><text:span text:style-name="T2">Анархичен</text:span></text:p>
          </table:table-cell>
          <table:table-cell table:style-name="Table1.A1" office:value-type="string">
            <text:p text:style-name="P58"><text:span text:style-name="T2">Интриги, спецслужби, скандали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28</text:span></text:p>
          </table:table-cell>
          <table:table-cell table:style-name="Table1.A1" office:value-type="string">
            <text:p text:style-name="P58"><text:span text:style-name="T4">Fakti.bg</text:span></text:p>
          </table:table-cell>
          <table:table-cell table:style-name="Table1.A1" office:value-type="string">
            <text:p text:style-name="P58"><text:span text:style-name="T2">Агрегатор</text:span></text:p>
          </table:table-cell>
          <table:table-cell table:style-name="Table1.A1" office:value-type="string">
            <text:p text:style-name="P58"><text:span text:style-name="T2">Резон</text:span></text:p>
          </table:table-cell>
          <table:table-cell table:style-name="Table1.A1" office:value-type="string">
            <text:p text:style-name="P58"><text:span text:style-name="T2">32 (Смесена)</text:span></text:p>
          </table:table-cell>
          <table:table-cell table:style-name="Table1.A1" office:value-type="string">
            <text:p text:style-name="P58"><text:span text:style-name="T2">Популистки</text:span></text:p>
          </table:table-cell>
          <table:table-cell table:style-name="Table1.A1" office:value-type="string">
            <text:p text:style-name="P58"><text:span text:style-name="T2">Силен трафик, много коментари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29</text:span></text:p>
          </table:table-cell>
          <table:table-cell table:style-name="Table1.A1" office:value-type="string">
            <text:p text:style-name="P58"><text:span text:style-name="T4">Novini.bg</text:span></text:p>
          </table:table-cell>
          <table:table-cell table:style-name="Table1.A1" office:value-type="string">
            <text:p text:style-name="P58"><text:span text:style-name="T2">Агрегатор</text:span></text:p>
          </table:table-cell>
          <table:table-cell table:style-name="Table1.A1" office:value-type="string">
            <text:p text:style-name="P58"><text:span text:style-name="T2">Sportal Media</text:span></text:p>
          </table:table-cell>
          <table:table-cell table:style-name="Table1.A1" office:value-type="string">
            <text:p text:style-name="P58"><text:span text:style-name="T2">28 (Смесена)</text:span></text:p>
          </table:table-cell>
          <table:table-cell table:style-name="Table1.A1" office:value-type="string">
            <text:p text:style-name="P58"><text:span text:style-name="T2">Търговски</text:span></text:p>
          </table:table-cell>
          <table:table-cell table:style-name="Table1.A1" office:value-type="string">
            <text:p text:style-name="P58"><text:span text:style-name="T2">Масов поток от новини.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58"><text:span text:style-name="T2">30</text:span></text:p>
          </table:table-cell>
          <table:table-cell table:style-name="Table1.A1" office:value-type="string">
            <text:p text:style-name="P58"><text:span text:style-name="T4">Marica.bg</text:span></text:p>
          </table:table-cell>
          <table:table-cell table:style-name="Table1.A1" office:value-type="string">
            <text:p text:style-name="P58"><text:span text:style-name="T2">Регионален</text:span></text:p>
          </table:table-cell>
          <table:table-cell table:style-name="Table1.A1" office:value-type="string">
            <text:p text:style-name="P58"><text:span text:style-name="T2">Марица (Пловдив)</text:span></text:p>
          </table:table-cell>
          <table:table-cell table:style-name="Table1.A1" office:value-type="string">
            <text:p text:style-name="P58"><text:span text:style-name="T2">28 (Ниска)</text:span></text:p>
          </table:table-cell>
          <table:table-cell table:style-name="Table1.A1" office:value-type="string">
            <text:p text:style-name="P58"><text:span text:style-name="T2">Локален</text:span></text:p>
          </table:table-cell>
          <table:table-cell table:style-name="Table1.A1" office:value-type="string">
            <text:p text:style-name="P58"><text:span text:style-name="T2">Жълт оттенък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31</text:span></text:p>
          </table:table-cell>
          <table:table-cell table:style-name="Table1.A1" office:value-type="string">
            <text:p text:style-name="P58"><text:span text:style-name="T4">Flagman.bg</text:span></text:p>
          </table:table-cell>
          <table:table-cell table:style-name="Table1.A1" office:value-type="string">
            <text:p text:style-name="P58"><text:span text:style-name="T2">Регионален</text:span></text:p>
          </table:table-cell>
          <table:table-cell table:style-name="Table1.A1" office:value-type="string">
            <text:p text:style-name="P58"><text:span text:style-name="T2">Флагман (Бургас)</text:span></text:p>
          </table:table-cell>
          <table:table-cell table:style-name="Table1.A1" office:value-type="string">
            <text:p text:style-name="P58"><text:span text:style-name="T2">24 (Ниска)</text:span></text:p>
          </table:table-cell>
          <table:table-cell table:style-name="Table1.A1" office:value-type="string">
            <text:p text:style-name="P58"><text:span text:style-name="T2">Влиятелен/Локален</text:span></text:p>
          </table:table-cell>
          <table:table-cell table:style-name="Table1.A1" office:value-type="string">
            <text:p text:style-name="P58"><text:span text:style-name="T2">Силно влияние по Черноморието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32</text:span></text:p>
          </table:table-cell>
          <table:table-cell table:style-name="Table1.A1" office:value-type="string">
            <text:p text:style-name="P58"><text:span text:style-name="T4">Petel.bg</text:span></text:p>
          </table:table-cell>
          <table:table-cell table:style-name="Table1.A1" office:value-type="string">
            <text:p text:style-name="P58"><text:span text:style-name="T2">Регионален</text:span></text:p>
          </table:table-cell>
          <table:table-cell table:style-name="Table1.A1" office:value-type="string">
            <text:p text:style-name="P58"><text:span text:style-name="T2">Варна</text:span></text:p>
          </table:table-cell>
          <table:table-cell table:style-name="Table1.A1" office:value-type="string">
            <text:p text:style-name="P58"><text:span text:style-name="T2">15 (Ниска)</text:span></text:p>
          </table:table-cell>
          <table:table-cell table:style-name="Table1.A1" office:value-type="string">
            <text:p text:style-name="P58"><text:span text:style-name="T2">Кликбейт</text:span></text:p>
          </table:table-cell>
          <table:table-cell table:style-name="Table1.A1" office:value-type="string">
            <text:p text:style-name="P58"><text:span text:style-name="T2">Шокиращи заглавия.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58"><text:span text:style-name="T2">33</text:span></text:p>
          </table:table-cell>
          <table:table-cell table:style-name="Table1.A1" office:value-type="string">
            <text:p text:style-name="P58"><text:span text:style-name="T4">Bradva.bg</text:span></text:p>
          </table:table-cell>
          <table:table-cell table:style-name="Table1.A1" office:value-type="string">
            <text:p text:style-name="P58"><text:span text:style-name="T2">Таблоид</text:span></text:p>
          </table:table-cell>
          <table:table-cell table:style-name="Table1.A1" office:value-type="string">
            <text:p text:style-name="P58"><text:span text:style-name="T2">Неизвестна</text:span></text:p>
          </table:table-cell>
          <table:table-cell table:style-name="Table1.A1" office:value-type="string">
            <text:p text:style-name="P58"><text:span text:style-name="T2">8 (Пропаганда)</text:span></text:p>
          </table:table-cell>
          <table:table-cell table:style-name="Table1.A1" office:value-type="string">
            <text:p text:style-name="P58"><text:span text:style-name="T2">Кликбейт/Фейк</text:span></text:p>
          </table:table-cell>
          <table:table-cell table:style-name="Table1.A1" office:value-type="string">
            <text:p text:style-name="P58"><text:span text:style-name="T2">Вирални измислици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34</text:span></text:p>
          </table:table-cell>
          <table:table-cell table:style-name="Table1.A1" office:value-type="string">
            <text:p text:style-name="P58"><text:span text:style-name="T4">Epicenter.bg</text:span></text:p>
          </table:table-cell>
          <table:table-cell table:style-name="Table1.A1" office:value-type="string">
            <text:p text:style-name="P58"><text:span text:style-name="T2">Анализи</text:span></text:p>
          </table:table-cell>
          <table:table-cell table:style-name="Table1.A1" office:value-type="string">
            <text:p text:style-name="P58"><text:span text:style-name="T2">Валерия Велева</text:span></text:p>
          </table:table-cell>
          <table:table-cell table:style-name="Table1.A1" office:value-type="string">
            <text:p text:style-name="P58"><text:span text:style-name="T2">30 (Смесена)</text:span></text:p>
          </table:table-cell>
          <table:table-cell table:style-name="Table1.A1" office:value-type="string">
            <text:p text:style-name="P58"><text:span text:style-name="T2">ДПС/Статукво</text:span></text:p>
          </table:table-cell>
          <table:table-cell table:style-name="Table1.A1" office:value-type="string">
            <text:p text:style-name="P58"><text:span text:style-name="T2">Елитарни претенции, зависимости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35</text:span></text:p>
          </table:table-cell>
          <table:table-cell table:style-name="Table1.A1" office:value-type="string">
            <text:p text:style-name="P58"><text:span text:style-name="T4">Standartnews</text:span></text:p>
          </table:table-cell>
          <table:table-cell table:style-name="Table1.A1" office:value-type="string">
            <text:p text:style-name="P58"><text:span text:style-name="T2">Вестник</text:span></text:p>
          </table:table-cell>
          <table:table-cell table:style-name="Table1.A1" office:value-type="string">
            <text:p text:style-name="P58"><text:span text:style-name="T2">Т. Батков (бивш)</text:span></text:p>
          </table:table-cell>
          <table:table-cell table:style-name="Table1.A1" office:value-type="string">
            <text:p text:style-name="P58"><text:span text:style-name="T2">25 (Ниска)</text:span></text:p>
          </table:table-cell>
          <table:table-cell table:style-name="Table1.A1" office:value-type="string">
            <text:p text:style-name="P58"><text:span text:style-name="T2">Корпоративен</text:span></text:p>
          </table:table-cell>
          <table:table-cell table:style-name="Table1.A1" office:value-type="string">
            <text:p text:style-name="P58"><text:span text:style-name="T2">Западащ легаси бранд.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58"><text:span text:style-name="T2">36</text:span></text:p>
          </table:table-cell>
          <table:table-cell table:style-name="Table1.A1" office:value-type="string">
            <text:p text:style-name="P58"><text:span text:style-name="T4">Frognews.bg</text:span></text:p>
          </table:table-cell>
          <table:table-cell table:style-name="Table1.A1" office:value-type="string">
            <text:p text:style-name="P58"><text:span text:style-name="T2">Онлайн</text:span></text:p>
          </table:table-cell>
          <table:table-cell table:style-name="Table1.A1" office:value-type="string">
            <text:p text:style-name="P58"><text:span text:style-name="T2">Огнян Стефанов</text:span></text:p>
          </table:table-cell>
          <table:table-cell table:style-name="Table1.A1" office:value-type="string">
            <text:p text:style-name="P58"><text:span text:style-name="T2">35 (Смесена)</text:span></text:p>
          </table:table-cell>
          <table:table-cell table:style-name="Table1.A1" office:value-type="string">
            <text:p text:style-name="P58"><text:span text:style-name="T2">Анти-ГЕРБ</text:span></text:p>
          </table:table-cell>
          <table:table-cell table:style-name="Table1.A1" office:value-type="string">
            <text:p text:style-name="P58"><text:span text:style-name="T2">Свързан с разкрития, емоционален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37</text:span></text:p>
          </table:table-cell>
          <table:table-cell table:style-name="Table1.A1" office:value-type="string">
            <text:p text:style-name="P58"><text:span text:style-name="T4">Bivol.bg</text:span></text:p>
          </table:table-cell>
          <table:table-cell table:style-name="Table1.A1" office:value-type="string">
            <text:p text:style-name="P58"><text:span text:style-name="T2">Разследващ</text:span></text:p>
          </table:table-cell>
          <table:table-cell table:style-name="Table1.A1" office:value-type="string">
            <text:p text:style-name="P58"><text:span text:style-name="T2">А. Чобанов (бивш)</text:span></text:p>
          </table:table-cell>
          <table:table-cell table:style-name="Table1.A1" office:value-type="string">
            <text:p text:style-name="P58"><text:span text:style-name="T2">48 (Висока/Смесена)</text:span></text:p>
          </table:table-cell>
          <table:table-cell table:style-name="Table1.A1" office:value-type="string">
            <text:p text:style-name="P58"><text:span text:style-name="T2">Анти-Корупция</text:span></text:p>
          </table:table-cell>
          <table:table-cell table:style-name="Table1.A1" office:value-type="string">
            <text:p text:style-name="P58"><text:span text:style-name="T2">Wikileaks стил, агресивен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38</text:span></text:p>
          </table:table-cell>
          <table:table-cell table:style-name="Table1.A1" office:value-type="string">
            <text:p text:style-name="P58"><text:span text:style-name="T4">Bird.bg</text:span></text:p>
          </table:table-cell>
          <table:table-cell table:style-name="Table1.A1" office:value-type="string">
            <text:p text:style-name="P58"><text:span text:style-name="T2">Разследващ</text:span></text:p>
          </table:table-cell>
          <table:table-cell table:style-name="Table1.A1" office:value-type="string">
            <text:p text:style-name="P58"><text:span text:style-name="T2">Чобанов/Стоянов</text:span></text:p>
          </table:table-cell>
          <table:table-cell table:style-name="Table1.A1" office:value-type="string">
            <text:p text:style-name="P58"><text:span text:style-name="T2">55 (Висока)</text:span></text:p>
          </table:table-cell>
          <table:table-cell table:style-name="Table1.A1" office:value-type="string">
            <text:p text:style-name="P58"><text:span text:style-name="T2">Data Journalism</text:span></text:p>
          </table:table-cell>
          <table:table-cell table:style-name="Table1.A1" office:value-type="string">
            <text:p text:style-name="P58"><text:span text:style-name="T2">Дълбоки разследвания с данни.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58"><text:span text:style-name="T2">39</text:span></text:p>
          </table:table-cell>
          <table:table-cell table:style-name="Table1.A1" office:value-type="string">
            <text:p text:style-name="P58"><text:span text:style-name="T4">Sega.bg</text:span></text:p>
          </table:table-cell>
          <table:table-cell table:style-name="Table1.A1" office:value-type="string">
            <text:p text:style-name="P58"><text:span text:style-name="T2">Вестник</text:span></text:p>
          </table:table-cell>
          <table:table-cell table:style-name="Table1.A1" office:value-type="string">
            <text:p text:style-name="P58"><text:span text:style-name="T2">С. Дичев (Сашо Дончев)</text:span></text:p>
          </table:table-cell>
          <table:table-cell table:style-name="Table1.A1" office:value-type="string">
            <text:p text:style-name="P58"><text:span text:style-name="T2">50 (Висока)</text:span></text:p>
          </table:table-cell>
          <table:table-cell table:style-name="Table1.A1" office:value-type="string">
            <text:p text:style-name="P58"><text:span text:style-name="T2">Либерален/Сатира</text:span></text:p>
          </table:table-cell>
          <table:table-cell table:style-name="Table1.A1" office:value-type="string">
            <text:p text:style-name="P58"><text:span text:style-name="T2">Остра политическа сатира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40</text:span></text:p>
          </table:table-cell>
          <table:table-cell table:style-name="Table1.A1" office:value-type="string">
            <text:p text:style-name="P58"><text:span text:style-name="T4">Banker.bg</text:span></text:p>
          </table:table-cell>
          <table:table-cell table:style-name="Table1.A1" office:value-type="string">
            <text:p text:style-name="P58"><text:span text:style-name="T2">Финанси</text:span></text:p>
          </table:table-cell>
          <table:table-cell table:style-name="Table1.A1" office:value-type="string">
            <text:p text:style-name="P58"><text:span text:style-name="T2">Банкеръ</text:span></text:p>
          </table:table-cell>
          <table:table-cell table:style-name="Table1.A1" office:value-type="string">
            <text:p text:style-name="P58"><text:span text:style-name="T2">45 (Висока)</text:span></text:p>
          </table:table-cell>
          <table:table-cell table:style-name="Table1.A1" office:value-type="string">
            <text:p text:style-name="P58"><text:span text:style-name="T2">Финансов</text:span></text:p>
          </table:table-cell>
          <table:table-cell table:style-name="Table1.A1" office:value-type="string">
            <text:p text:style-name="P58"><text:span text:style-name="T2">Специализиран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41</text:span></text:p>
          </table:table-cell>
          <table:table-cell table:style-name="Table1.A1" office:value-type="string">
            <text:p text:style-name="P58"><text:span text:style-name="T4">Monitor</text:span></text:p>
          </table:table-cell>
          <table:table-cell table:style-name="Table1.A1" office:value-type="string">
            <text:p text:style-name="P58"><text:span text:style-name="T2">Вестник</text:span></text:p>
          </table:table-cell>
          <table:table-cell table:style-name="Table1.A1" office:value-type="string">
            <text:p text:style-name="P58"><text:span text:style-name="T2">(Закрит/Архив/Остатък)</text:span></text:p>
          </table:table-cell>
          <table:table-cell table:style-name="Table1.A1" office:value-type="string">
            <text:p text:style-name="P58"><text:span text:style-name="T2">20 (Ниска)</text:span></text:p>
          </table:table-cell>
          <table:table-cell table:style-name="Table1.A1" office:value-type="string">
            <text:p text:style-name="P58"><text:span text:style-name="T2">Пеевски (бивш)</text:span></text:p>
          </table:table-cell>
          <table:table-cell table:style-name="Table1.A1" office:value-type="string">
            <text:p text:style-name="P58"><text:span text:style-name="T2">Слят с Телеграф.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58"><text:span text:style-name="T2">42</text:span></text:p>
          </table:table-cell>
          <table:table-cell table:style-name="Table1.A1" office:value-type="string">
            <text:p text:style-name="P58"><text:span text:style-name="T4">Telegraph.bg</text:span></text:p>
          </table:table-cell>
          <table:table-cell table:style-name="Table1.A1" office:value-type="string">
            <text:p text:style-name="P58"><text:span text:style-name="T2">Вестник</text:span></text:p>
          </table:table-cell>
          <table:table-cell table:style-name="Table1.A1" office:value-type="string">
            <text:p text:style-name="P58"><text:span text:style-name="T2">United Group</text:span></text:p>
          </table:table-cell>
          <table:table-cell table:style-name="Table1.A1" office:value-type="string">
            <text:p text:style-name="P58"><text:span text:style-name="T2">30 (Смесена)</text:span></text:p>
          </table:table-cell>
          <table:table-cell table:style-name="Table1.A1" office:value-type="string">
            <text:p text:style-name="P58"><text:span text:style-name="T2">Таблоид</text:span></text:p>
          </table:table-cell>
          <table:table-cell table:style-name="Table1.A1" office:value-type="string">
            <text:p text:style-name="P58"><text:span text:style-name="T2">Най-тиражният вестник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43</text:span></text:p>
          </table:table-cell>
          <table:table-cell table:style-name="Table1.A1" office:value-type="string">
            <text:p text:style-name="P58"><text:span text:style-name="T4">Lupa.bg</text:span></text:p>
          </table:table-cell>
          <table:table-cell table:style-name="Table1.A1" office:value-type="string">
            <text:p text:style-name="P58"><text:span text:style-name="T2">Таблоид</text:span></text:p>
          </table:table-cell>
          <table:table-cell table:style-name="Table1.A1" office:value-type="string">
            <text:p text:style-name="P58"><text:span text:style-name="T2">Свързан с ПИК/Уикенд</text:span></text:p>
          </table:table-cell>
          <table:table-cell table:style-name="Table1.A1" office:value-type="string">
            <text:p text:style-name="P58"><text:span text:style-name="T2">15 (Ниска)</text:span></text:p>
          </table:table-cell>
          <table:table-cell table:style-name="Table1.A1" office:value-type="string">
            <text:p text:style-name="P58"><text:span text:style-name="T2">Жълт</text:span></text:p>
          </table:table-cell>
          <table:table-cell table:style-name="Table1.A1" office:value-type="string">
            <text:p text:style-name="P58"><text:span text:style-name="T2">Клюки, скандали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44</text:span></text:p>
          </table:table-cell>
          <table:table-cell table:style-name="Table1.A1" office:value-type="string">
            <text:p text:style-name="P58"><text:span text:style-name="T4">Narod.bg</text:span></text:p>
          </table:table-cell>
          <table:table-cell table:style-name="Table1.A1" office:value-type="string">
            <text:p text:style-name="P58"><text:span text:style-name="T2">Таблоид</text:span></text:p>
          </table:table-cell>
          <table:table-cell table:style-name="Table1.A1" office:value-type="string">
            <text:p text:style-name="P58"><text:span text:style-name="T2">Анонимен</text:span></text:p>
          </table:table-cell>
          <table:table-cell table:style-name="Table1.A1" office:value-type="string">
            <text:p text:style-name="P58"><text:span text:style-name="T2">10 (Ниска)</text:span></text:p>
          </table:table-cell>
          <table:table-cell table:style-name="Table1.A1" office:value-type="string">
            <text:p text:style-name="P58"><text:span text:style-name="T2">Анти-Власт</text:span></text:p>
          </table:table-cell>
          <table:table-cell table:style-name="Table1.A1" office:value-type="string">
            <text:p text:style-name="P58"><text:span text:style-name="T2">Анонимни компромати.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58"><text:span text:style-name="T2">45</text:span></text:p>
          </table:table-cell>
          <table:table-cell table:style-name="Table1.A1" office:value-type="string">
            <text:p text:style-name="P58"><text:span text:style-name="T4">19min.bg</text:span></text:p>
          </table:table-cell>
          <table:table-cell table:style-name="Table1.A1" office:value-type="string">
            <text:p text:style-name="P58"><text:span text:style-name="T2">Градски</text:span></text:p>
          </table:table-cell>
          <table:table-cell table:style-name="Table1.A1" office:value-type="string">
            <text:p text:style-name="P58"><text:span text:style-name="T2">19 минути</text:span></text:p>
          </table:table-cell>
          <table:table-cell table:style-name="Table1.A1" office:value-type="string">
            <text:p text:style-name="P58"><text:span text:style-name="T2">25 (Ниска)</text:span></text:p>
          </table:table-cell>
          <table:table-cell table:style-name="Table1.A1" office:value-type="string">
            <text:p text:style-name="P58"><text:span text:style-name="T2">Опозиционен</text:span></text:p>
          </table:table-cell>
          <table:table-cell table:style-name="Table1.A1" office:value-type="string">
            <text:p text:style-name="P58"><text:span text:style-name="T2">Клюки, градски слухове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46</text:span></text:p>
          </table:table-cell>
          <table:table-cell table:style-name="Table1.A1" office:value-type="string">
            <text:p text:style-name="P58"><text:span text:style-name="T4">Euronews.bg</text:span></text:p>
          </table:table-cell>
          <table:table-cell table:style-name="Table1.A1" office:value-type="string">
            <text:p text:style-name="P58"><text:span text:style-name="T2">TV</text:span></text:p>
          </table:table-cell>
          <table:table-cell table:style-name="Table1.A1" office:value-type="string">
            <text:p text:style-name="P58"><text:span text:style-name="T2">TV Europa (наследник)</text:span></text:p>
          </table:table-cell>
          <table:table-cell table:style-name="Table1.A1" office:value-type="string">
            <text:p text:style-name="P58"><text:span text:style-name="T2">48 (Висока)</text:span></text:p>
          </table:table-cell>
          <table:table-cell table:style-name="Table1.A1" office:value-type="string">
            <text:p text:style-name="P58"><text:span text:style-name="T2">Евроатлантически</text:span></text:p>
          </table:table-cell>
          <table:table-cell table:style-name="Table1.A1" office:value-type="string">
            <text:p text:style-name="P58"><text:span text:style-name="T2">Франчайз на Euronews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47</text:span></text:p>
          </table:table-cell>
          <table:table-cell table:style-name="Table1.A1" office:value-type="string">
            <text:p text:style-name="P58"><text:span text:style-name="T4">BloombergTV</text:span></text:p>
          </table:table-cell>
          <table:table-cell table:style-name="Table1.A1" office:value-type="string">
            <text:p text:style-name="P58"><text:span text:style-name="T2">TV</text:span></text:p>
          </table:table-cell>
          <table:table-cell table:style-name="Table1.A1" office:value-type="string">
            <text:p text:style-name="P58"><text:span text:style-name="T2">Investor Media</text:span></text:p>
          </table:table-cell>
          <table:table-cell table:style-name="Table1.A1" office:value-type="string">
            <text:p text:style-name="P58"><text:span text:style-name="T2">55 (Висока)</text:span></text:p>
          </table:table-cell>
          <table:table-cell table:style-name="Table1.A1" office:value-type="string">
            <text:p text:style-name="P58"><text:span text:style-name="T2">Бизнес</text:span></text:p>
          </table:table-cell>
          <table:table-cell table:style-name="Table1.A1" office:value-type="string">
            <text:p text:style-name="P58"><text:span text:style-name="T2">Глобални стандарти.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58"><text:span text:style-name="T2">48</text:span></text:p>
          </table:table-cell>
          <table:table-cell table:style-name="Table1.A1" office:value-type="string">
            <text:p text:style-name="P58"><text:span text:style-name="T4">TheBGtimes</text:span></text:p>
          </table:table-cell>
          <table:table-cell table:style-name="Table1.A1" office:value-type="string">
            <text:p text:style-name="P58"><text:span text:style-name="T2">Фейк</text:span></text:p>
          </table:table-cell>
          <table:table-cell table:style-name="Table1.A1" office:value-type="string">
            <text:p text:style-name="P58"><text:span text:style-name="T2">Анонимен</text:span></text:p>
          </table:table-cell>
          <table:table-cell table:style-name="Table1.A1" office:value-type="string">
            <text:p text:style-name="P58"><text:span text:style-name="T2">5 (Пропаганда)</text:span></text:p>
          </table:table-cell>
          <table:table-cell table:style-name="Table1.A1" office:value-type="string">
            <text:p text:style-name="P58"><text:span text:style-name="T2">Дезинформация</text:span></text:p>
          </table:table-cell>
          <table:table-cell table:style-name="Table1.A1" office:value-type="string">
            <text:p text:style-name="P58"><text:span text:style-name="T2">Класически "гъба" сайт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49</text:span></text:p>
          </table:table-cell>
          <table:table-cell table:style-name="Table1.A1" office:value-type="string">
            <text:p text:style-name="P58"><text:span text:style-name="T4">Factcheck.bg</text:span></text:p>
          </table:table-cell>
          <table:table-cell table:style-name="Table1.A1" office:value-type="string">
            <text:p text:style-name="P58"><text:span text:style-name="T2">Проверка</text:span></text:p>
          </table:table-cell>
          <table:table-cell table:style-name="Table1.A1" office:value-type="string">
            <text:p text:style-name="P58"><text:span text:style-name="T2">АЕЖ</text:span></text:p>
          </table:table-cell>
          <table:table-cell table:style-name="Table1.A1" office:value-type="string">
            <text:p text:style-name="P58"><text:span text:style-name="T2">64 (Най-висока)</text:span></text:p>
          </table:table-cell>
          <table:table-cell table:style-name="Table1.A1" office:value-type="string">
            <text:p text:style-name="P58"><text:span text:style-name="T2">Мета-Медия</text:span></text:p>
          </table:table-cell>
          <table:table-cell table:style-name="Table1.A1" office:value-type="string">
            <text:p text:style-name="P58"><text:span text:style-name="T2">Коректор на средата.</text:span></text:p>
          </table:table-cell>
        </table:table-row>
        <table:table-row table:style-name="Table1.1">
          <table:table-cell table:style-name="Table1.A1" office:value-type="string">
            <text:p text:style-name="P58"><text:span text:style-name="T2">50</text:span></text:p>
          </table:table-cell>
          <table:table-cell table:style-name="Table1.A1" office:value-type="string">
            <text:p text:style-name="P58"><text:span text:style-name="T4">Gong.bg</text:span></text:p>
          </table:table-cell>
          <table:table-cell table:style-name="Table1.A1" office:value-type="string">
            <text:p text:style-name="P58"><text:span text:style-name="T2">Спорт</text:span></text:p>
          </table:table-cell>
          <table:table-cell table:style-name="Table1.A1" office:value-type="string">
            <text:p text:style-name="P58"><text:span text:style-name="T2">NetInfo</text:span></text:p>
          </table:table-cell>
          <table:table-cell table:style-name="Table1.A1" office:value-type="string">
            <text:p text:style-name="P58"><text:span text:style-name="T2">40 (Тематична)</text:span></text:p>
          </table:table-cell>
          <table:table-cell table:style-name="Table1.A1" office:value-type="string">
            <text:p text:style-name="P58"><text:span text:style-name="T2">Комерсиален</text:span></text:p>
          </table:table-cell>
          <table:table-cell table:style-name="Table1.A1" office:value-type="string">
            <text:p text:style-name="P58"><text:span text:style-name="T2">Спорт и лайфстайл.</text:span></text:p>
          </table:table-cell>
        </table:table-row>
      </table:table>
      <text:p text:style-name="P64"><draw:rect text:anchor-type="as-char" style:rel-width="100%" draw:z-index="7" draw:style-name="gr1" draw:text-style-name="P69" svg:width="0.0012in" svg:height="0.0213in"><text:p/></draw:rect><text:span text:style-name="T1">Част VIII: Специфични Механизми на Влияние и Завладяване</text:span></text:p>
      <text:p text:style-name="P1"><text:span text:style-name="T2">Анализът на Топ 50 разкрива не просто списък от медии, а сложна екосистема от взаимовръзки, които често остават скрити за крайния потребител.</text:span></text:p>
      <text:p text:style-name="P66"><text:span text:style-name="T1">8.1 Финансова Цензура и Ролята на Държавата</text:span></text:p>
      <text:p text:style-name="P2"><text:span text:style-name="T2">Класическата цензура в България е заменена от икономическа зависимост. Държавните институции и общините са сред най-големите рекламодатели в медиите (чрез еврофондове и комуникационни стратегии).</text:span><text:span text:style-name="T5">5</text:span><text:span text:style-name="T2"> Това създава рефлекс на автоцензура – медиите от "Златната среда" (24 часа, Стандарт, Дарик) често избягват остри критики към институциите, които ги финансират, за да не загубят бюджети.</text:span></text:p>
      <text:list xml:id="list4206369929" text:style-name="WWNum9">
        <text:list-item>
          <text:p text:style-name="P39"><text:span text:style-name="T3">Пример:</text:span><text:span text:style-name="T2"> Разпределението на средства за информационни кампании за еврото или ваксинацията често заобикаля критичните медии и се насочва към "приятелски" агрегатори.</text:span></text:p>
        </text:list-item>
      </text:list>
      <text:p text:style-name="P67"><text:span text:style-name="T1">8.2 SLAPP Дела и Съдебен Натиск</text:span></text:p>
      <text:p text:style-name="P1"><text:span text:style-name="T2">През 2024-2025 г. се наблюдава ръст на т.нар. SLAPP дела (Стратегически дела срещу публично участие) срещу разследващи журналисти и медии като </text:span><text:span text:style-name="T3">Mediapool</text:span><text:span text:style-name="T2"> и </text:span><text:span text:style-name="T3">BIRD</text:span><text:span text:style-name="T2">.</text:span><text:span text:style-name="T5">17</text:span><text:span text:style-name="T2"> Тези дела, често завеждани от засегнати бизнесмени или политици за огромни суми, имат за цел не толкова правна победа, колкото финансов и психологически тормоз над журналистите. Осъждането на журналисти (случаят с Росен Босев, макар и по-ранен, и новите дела от 2025 г.) създава смразяващ ефект (chilling effect) върху цялата гилдия.</text:span></text:p>
      <text:p text:style-name="P66"><text:span text:style-name="T1">8.3 "Медийни Бухалки" и Компроматна Война</text:span></text:p>
      <text:p text:style-name="P1"><text:span text:style-name="T2">Сайтове като </text:span><text:span text:style-name="T3">ПИК, Блиц</text:span><text:span text:style-name="T2"> и </text:span><text:span text:style-name="T3">Афера</text:span><text:span text:style-name="T2"> </text:span><text:span text:style-name="T5">15</text:span><text:span text:style-name="T2"> функционират по специфичен бизнес модел, който включва "защитна такса". Те често атакуват координирано определени бизнес или политически фигури с поредица от негативни, често измислени материали, докато обектът на атаката не се съгласи да плати за "реклама" или да промени поведението си. Този модел е особено видим по време на предизборни кампании.</text:span></text:p>
      <text:p text:style-name="P66"><text:span text:style-name="T1">8.4 Дезинформация и Външно Влияние</text:span></text:p>
      <text:p text:style-name="P1"><text:span text:style-name="T2">Проучването на </text:span><text:span text:style-name="T3">Factcheck.bg</text:span><text:span text:style-name="T2"> за измамите с благотворителни кампании за украински деца </text:span><text:span text:style-name="T5">6</text:span><text:span text:style-name="T2"> и докладите за руската пропаганда </text:span><text:span text:style-name="T5">7</text:span><text:span text:style-name="T2"> показват, че българската медийна среда е пробита. Дезинформацията не идва само от маргинални сайтове, а често се легитимира чрез препечатване в по-големи медии като </text:span><text:span text:style-name="T3">Труд</text:span><text:span text:style-name="T2"> или </text:span><text:span text:style-name="T3">Поглед.инфо</text:span><text:span text:style-name="T2">, след което се споделя масово във Facebook. Липсата на ефективна регулация от страна на СЕМ върху онлайн съдържанието и бавната реакция на социалните мрежи улесняват този процес.</text:span></text:p>
      <text:p text:style-name="P64"><draw:rect text:anchor-type="as-char" style:rel-width="100%" draw:z-index="8" draw:style-name="gr1" draw:text-style-name="P69" svg:width="0.0012in" svg:height="0.0213in"><text:p/></draw:rect><text:span text:style-name="T1">Част IX: Ролята на Факт-Чекърите и Контра-Наративите</text:span></text:p>
      <text:p text:style-name="P2"><text:span text:style-name="T2">В отговор на токсичната среда се появява нов играч в Топ 50 – платформите за проверка на фактите.</text:span></text:p>
      <text:list xml:id="list597259088" text:style-name="WWNum10">
        <text:list-item>
          <text:p text:style-name="P27"><text:span text:style-name="T4">Factcheck.bg:</text:span><text:span text:style-name="T2"> Създаден от Асоциацията на европейските журналисти (АЕЖ), този сайт се превърна в институция. Партньорството му с Meta (Facebook) за маркиране на фалшиви новини </text:span><text:span text:style-name="T5">6</text:span><text:span text:style-name="T2"> му дава реална власт да намалява обхвата на дезинформацията.</text:span></text:p>
        </text:list-item>
        <text:list-item>
          <text:p text:style-name="P27"><text:span text:style-name="T4">AFP Провери:</text:span><text:span text:style-name="T2"> Българското звено на Agence France-Presse предоставя висококачествени проверки, които се използват от международни наблюдатели.</text:span></text:p>
        </text:list-item>
        <text:list-item>
          <text:p text:style-name="P40"><text:span text:style-name="T4">Ефектът:</text:span><text:span text:style-name="T2"> Въпреки високото качество, факт-чекърите са обект на постоянни атаки от про-руските и консервативните медии, които ги рамкират като "цензори" и "агенти на чуждо влияние", опитвайки се да подкопаят доверието в самия механизъм на истината.</text:span></text:p>
        </text:list-item>
      </text:list>
      <text:p text:style-name="P64"><draw:rect text:anchor-type="as-char" style:rel-width="100%" draw:z-index="9" draw:style-name="gr1" draw:text-style-name="P69" svg:width="0.0012in" svg:height="0.0213in"><text:p/></draw:rect><text:span text:style-name="T1">Заключение: Прогноза за 2026</text:span></text:p>
      <text:p text:style-name="P2"><text:span text:style-name="T2">Българският медиен пазар към края на 2025 г. е силно поляризиран и структурно деформиран. Наблюдават се две паралелни реалности:</text:span></text:p>
      <text:list xml:id="list3664509623" text:style-name="WWNum11">
        <text:list-item>
          <text:p text:style-name="P59"><text:span text:style-name="T4">Евроатлантическата/Либерална сфера:</text:span><text:span text:style-name="T2"> Малка, но влиятелна, финансирана прозрачно (абонаменти/фондации), с висока фактологична стойност, но ограничен масов обхват.</text:span></text:p>
        </text:list-item>
        <text:list-item>
          <text:p text:style-name="P60"><text:span text:style-name="T4">Масовата/Корпоративна и "Сива" сфера:</text:span><text:span text:style-name="T2"> Огромна по обхват, финансирана чрез реклама (вкл. хазарт) и зависимости, с ниска до смесена надеждност и податливост на дезинформация.</text:span></text:p>
        </text:list-item>
      </text:list>
      <text:p text:style-name="P61"><text:span text:style-name="T2">Тенденцията за 2026 г. сочи към по-нататъшна консолидация на собствеността около телекомите (United Group/Yettel/PPF), маргинализация на независимите гласове и превръщането на социалните мрежи (TikTok, Telegram) в основно бойно поле на информационната война, където традиционните журналистически стандарти напълно отсъстват. Възстановяването на доверието изисква не просто медийна грамотност, а дълбоки реформи в регулаторите и прозрачността на финансирането – процеси, които за момента остават блокирани от политическата безизходица.</text:span></text:p>
      <text:p text:style-name="P68"><text:span text:style-name="T6">Works cited</text:span></text:p>
      <text:list xml:id="list3100542239" text:style-name="WWNum12">
        <text:list-item>
          <text:p text:style-name="P62"><text:span text:style-name="T7">Bulgaria | Reuters Institute for the Study of Journalism, accessed February 12, 2026, </text:span><text:a xlink:type="simple" xlink:href="https://reutersinstitute.politics.ox.ac.uk/digital-news-report/2025/bulgaria" text:style-name="ListLabel_20_235" text:visited-style-name="ListLabel_20_235"><text:span text:style-name="T8">https://reutersinstitute.politics.ox.ac.uk/digital-news-report/2025/bulgaria</text:span></text:a></text:p>
        </text:list-item>
        <text:list-item>
          <text:p text:style-name="P62"><text:soft-page-break/><text:span text:style-name="T7">Top Websites Ranking In Bulgaria | Similarweb, accessed February 12, 2026, </text:span><text:a xlink:type="simple" xlink:href="https://www.similarweb.com/top-websites/bulgaria/" text:style-name="ListLabel_20_235" text:visited-style-name="ListLabel_20_235"><text:span text:style-name="T8">https://www.similarweb.com/top-websites/bulgaria/</text:span></text:a></text:p>
        </text:list-item>
        <text:list-item>
          <text:p text:style-name="P62"><text:span text:style-name="T7">Most Visited Mass Media Websites in Bulgaria December 2025 | Top ..., accessed February 12, 2026, </text:span><text:a xlink:type="simple" xlink:href="https://www.semrush.com/trending-websites/bg/mass-media" text:style-name="ListLabel_20_235" text:visited-style-name="ListLabel_20_235"><text:span text:style-name="T8">https://www.semrush.com/trending-websites/bg/mass-media</text:span></text:a></text:p>
        </text:list-item>
        <text:list-item>
          <text:p text:style-name="P62"><text:span text:style-name="T7"># Top News Websites in Bulgaria - AhrefsTop, accessed February 12, 2026, </text:span><text:a xlink:type="simple" xlink:href="https://ahrefs.com/websites/bulgaria/news" text:style-name="ListLabel_20_235" text:visited-style-name="ListLabel_20_235"><text:span text:style-name="T8">https://ahrefs.com/websites/bulgaria/news</text:span></text:a></text:p>
        </text:list-item>
        <text:list-item>
          <text:p text:style-name="P62"><text:span text:style-name="T7">Bulgaria - Euromedia Ownership Monitor, accessed February 12, 2026, </text:span><text:a xlink:type="simple" xlink:href="https://media-ownership.eu/2023-edition/findings/countries/bulgaria/" text:style-name="ListLabel_20_235" text:visited-style-name="ListLabel_20_235"><text:span text:style-name="T8">https://media-ownership.eu/2023-edition/findings/countries/bulgaria/</text:span></text:a></text:p>
        </text:list-item>
        <text:list-item>
          <text:p text:style-name="P62"><text:span text:style-name="T7">Factcheck.bg, accessed February 12, 2026, </text:span><text:a xlink:type="simple" xlink:href="https://factcheck.bg/en/" text:style-name="ListLabel_20_235" text:visited-style-name="ListLabel_20_235"><text:span text:style-name="T8">https://factcheck.bg/en/</text:span></text:a></text:p>
        </text:list-item>
        <text:list-item>
          <text:p text:style-name="P62"><text:span text:style-name="T7">Distorted Realities - Publication - Center for the Study of Democracy, accessed February 12, 2026, </text:span><text:a xlink:type="simple" xlink:href="https://csd.eu/publications/publication/distorted-realities/" text:style-name="ListLabel_20_235" text:visited-style-name="ListLabel_20_235"><text:span text:style-name="T8">https://csd.eu/publications/publication/distorted-realities/</text:span></text:a></text:p>
        </text:list-item>
        <text:list-item>
          <text:p text:style-name="P62"><text:span text:style-name="T7">Bulgaria | Reuters Institute for the Study of Journalism, accessed February 12, 2026, </text:span><text:a xlink:type="simple" xlink:href="https://reutersinstitute.politics.ox.ac.uk/digital-news-report/2024/bulgaria" text:style-name="ListLabel_20_235" text:visited-style-name="ListLabel_20_235"><text:span text:style-name="T8">https://reutersinstitute.politics.ox.ac.uk/digital-news-report/2024/bulgaria</text:span></text:a></text:p>
        </text:list-item>
        <text:list-item>
          <text:p text:style-name="P62"><text:span text:style-name="T7">bnr.bg Traffic Analytics, Ranking &amp; Audience [January 2026] | Similarweb, accessed February 12, 2026, </text:span><text:a xlink:type="simple" xlink:href="https://www.similarweb.com/website/bnr.bg/" text:style-name="ListLabel_20_235" text:visited-style-name="ListLabel_20_235"><text:span text:style-name="T8">https://www.similarweb.com/website/bnr.bg/</text:span></text:a></text:p>
        </text:list-item>
        <text:list-item>
          <text:p text:style-name="P62"><text:span text:style-name="T7">Bulgaria Media Capture Monitoring Report, accessed February 12, 2026, </text:span><text:a xlink:type="simple" xlink:href="https://journalismresearch.org/wp-content/uploads/2024/12/Bulgaria-Media-Capture-Monitoring-Report.pdf" text:style-name="ListLabel_20_235" text:visited-style-name="ListLabel_20_235"><text:span text:style-name="T8">https://journalismresearch.org/wp-content/uploads/2024/12/Bulgaria-Media-Capture-Monitoring-Report.pdf</text:span></text:a></text:p>
        </text:list-item>
        <text:list-item>
          <text:p text:style-name="P62"><text:span text:style-name="T7">Media Capture Monitoring Report: Bulgaria 2025 - Media and Journalism Research Center, accessed February 12, 2026, </text:span><text:a xlink:type="simple" xlink:href="https://journalismresearch.org/media-capture-monitoring-report-bulgaria-2025/" text:style-name="ListLabel_20_235" text:visited-style-name="ListLabel_20_235"><text:span text:style-name="T8">https://journalismresearch.org/media-capture-monitoring-report-bulgaria-2025/</text:span></text:a></text:p>
        </text:list-item>
        <text:list-item>
          <text:p text:style-name="P62"><text:span text:style-name="T7">The Media Market in Bulgaria 2024 - we_know, accessed February 12, 2026, </text:span><text:a xlink:type="simple" xlink:href="https://weknow.wecan.net/the-media-market-in-bulgaria-2024" text:style-name="ListLabel_20_235" text:visited-style-name="ListLabel_20_235"><text:span text:style-name="T8">https://weknow.wecan.net/the-media-market-in-bulgaria-2024</text:span></text:a></text:p>
        </text:list-item>
        <text:list-item>
          <text:p text:style-name="P62"><text:span text:style-name="T7">Top News &amp; Media Publishers Websites Ranking in Bulgaria - Similarweb, accessed February 12, 2026, </text:span><text:a xlink:type="simple" xlink:href="https://www.similarweb.com/top-websites/bulgaria/news-and-media/" text:style-name="ListLabel_20_235" text:visited-style-name="ListLabel_20_235"><text:span text:style-name="T8">https://www.similarweb.com/top-websites/bulgaria/news-and-media/</text:span></text:a></text:p>
        </text:list-item>
        <text:list-item>
          <text:p text:style-name="P62"><text:span text:style-name="T7">Акционер предложи 6.2 млн. лв. за купуването на „Дир.бг“ - NewBusiness.bg, accessed February 12, 2026, </text:span><text:a xlink:type="simple" xlink:href="https://newbusiness.bg/aktsioner-predlozhi-62-mln-lv-za-kupuvaneto-na-dirbg/" text:style-name="ListLabel_20_235" text:visited-style-name="ListLabel_20_235"><text:span text:style-name="T8">https://newbusiness.bg/aktsioner-predlozhi-62-mln-lv-za-kupuvaneto-na-dirbg/</text:span></text:a></text:p>
        </text:list-item>
        <text:list-item>
          <text:p text:style-name="P62"><text:span text:style-name="T7">Help with Bulgarian News Agencies : r/bulgaria - Reddit, accessed February 12, 2026, </text:span><text:a xlink:type="simple" xlink:href="https://www.reddit.com/r/bulgaria/comments/46m4n6/help_with_bulgarian_news_agencies/" text:style-name="ListLabel_20_235" text:visited-style-name="ListLabel_20_235"><text:span text:style-name="T8">https://www.reddit.com/r/bulgaria/comments/46m4n6/help_with_bulgarian_news_agencies/</text:span></text:a></text:p>
        </text:list-item>
        <text:list-item>
          <text:p text:style-name="P62"><text:span text:style-name="T7">A pack of viral lies: disinformation narratives about Ukraine and why are Bulgarians gobbling them down? - Center for the Study of Democracy, accessed February 12, 2026, </text:span><text:a xlink:type="simple" xlink:href="https://csd.eu/viral-lies/" text:style-name="ListLabel_20_235" text:visited-style-name="ListLabel_20_235"><text:span text:style-name="T8">https://csd.eu/viral-lies/</text:span></text:a></text:p>
        </text:list-item>
        <text:list-item>
          <text:p text:style-name="P62"><text:span text:style-name="T7">UNDER PRESSURE: JOURNALISTS FACING OVERWHELM AND STRESS, accessed February 12, 2026, </text:span><text:a xlink:type="simple" xlink:href="https://aej-bulgaria.org/wp-content/uploads/2025/03/Survey-on-Press-Freedom-2024.pdf" text:style-name="ListLabel_20_235" text:visited-style-name="ListLabel_20_235"><text:span text:style-name="T8">https://aej-bulgaria.org/wp-content/uploads/2025/03/Survey-on-Press-Freedom-2024.pdf</text:span></text:a></text:p>
        </text:list-item>
        <text:list-item>
          <text:p text:style-name="P62"><text:span text:style-name="T7">Report: Fragile media freedom progress in Bulgaria at risk of backsliding without urgent reform | Association of European Journalists, accessed February 12, 2026, </text:span><text:a xlink:type="simple" xlink:href="https://aej.org/report-fragile-media-freedom-progress-in-bulgaria-at-risk-of-backsliding-without-urgent-reform/" text:style-name="ListLabel_20_235" text:visited-style-name="ListLabel_20_235"><text:span text:style-name="T8">https://aej.org/report-fragile-media-freedom-progress-in-bulgaria-at-risk-of-backsliding-without-urgent-reform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3" style:display-name="ListLabel 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1" style:display-name="ListLabel 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2" style:display-name="ListLabel 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3" style:display-name="ListLabel 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4" style:display-name="ListLabel 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5" style:display-name="ListLabel 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6" style:display-name="ListLabel 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7" style:display-name="ListLabel 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9" style:display-name="ListLabel 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0" style:display-name="ListLabel 10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1" style:display-name="ListLabel 1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2" style:display-name="ListLabel 1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3" style:display-name="ListLabel 1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4" style:display-name="ListLabel 1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5" style:display-name="ListLabel 1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6" style:display-name="ListLabel 10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8" style:display-name="ListLabel 10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9" style:display-name="ListLabel 10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0" style:display-name="ListLabel 1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1" style:display-name="ListLabel 1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2" style:display-name="ListLabel 1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3" style:display-name="ListLabel 1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4" style:display-name="ListLabel 1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5" style:display-name="ListLabel 1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6" style:display-name="ListLabel 1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7" style:display-name="ListLabel 1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8" style:display-name="ListLabel 1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9" style:display-name="ListLabel 1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0" style:display-name="ListLabel 1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1" style:display-name="ListLabel 1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2" style:display-name="ListLabel 1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3" style:display-name="ListLabel 1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4" style:display-name="ListLabel 1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6" style:display-name="ListLabel 1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7" style:display-name="ListLabel 1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8" style:display-name="ListLabel 1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9" style:display-name="ListLabel 1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0" style:display-name="ListLabel 1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1" style:display-name="ListLabel 1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2" style:display-name="ListLabel 1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3" style:display-name="ListLabel 1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5" style:display-name="ListLabel 1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6" style:display-name="ListLabel 1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7" style:display-name="ListLabel 1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8" style:display-name="ListLabel 1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9" style:display-name="ListLabel 1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0" style:display-name="ListLabel 1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1" style:display-name="ListLabel 1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2" style:display-name="ListLabel 1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4" style:display-name="ListLabel 1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5" style:display-name="ListLabel 1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6" style:display-name="ListLabel 1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7" style:display-name="ListLabel 1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8" style:display-name="ListLabel 1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9" style:display-name="ListLabel 1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0" style:display-name="ListLabel 1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1" style:display-name="ListLabel 1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3" style:display-name="ListLabel 1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4" style:display-name="ListLabel 1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5" style:display-name="ListLabel 1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6" style:display-name="ListLabel 1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7" style:display-name="ListLabel 1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8" style:display-name="ListLabel 1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9" style:display-name="ListLabel 1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0" style:display-name="ListLabel 1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2" style:display-name="ListLabel 1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3" style:display-name="ListLabel 1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4" style:display-name="ListLabel 1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5" style:display-name="ListLabel 1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6" style:display-name="ListLabel 1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7" style:display-name="ListLabel 1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8" style:display-name="ListLabel 1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9" style:display-name="ListLabel 1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0" style:display-name="ListLabel 1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1" style:display-name="ListLabel 1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2" style:display-name="ListLabel 1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3" style:display-name="ListLabel 1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4" style:display-name="ListLabel 1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5" style:display-name="ListLabel 1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6" style:display-name="ListLabel 1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7" style:display-name="ListLabel 1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8" style:display-name="ListLabel 1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0" style:display-name="ListLabel 1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1" style:display-name="ListLabel 1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2" style:display-name="ListLabel 1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3" style:display-name="ListLabel 1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4" style:display-name="ListLabel 1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5" style:display-name="ListLabel 1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6" style:display-name="ListLabel 1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7" style:display-name="ListLabel 1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8" style:display-name="ListLabel 1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9" style:display-name="ListLabel 1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0" style:display-name="ListLabel 1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1" style:display-name="ListLabel 1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2" style:display-name="ListLabel 1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3" style:display-name="ListLabel 1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4" style:display-name="ListLabel 1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5" style:display-name="ListLabel 1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6" style:display-name="ListLabel 1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7" style:display-name="ListLabel 1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8" style:display-name="ListLabel 1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9" style:display-name="ListLabel 1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0" style:display-name="ListLabel 20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1" style:display-name="ListLabel 2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2" style:display-name="ListLabel 2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3" style:display-name="ListLabel 2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4" style:display-name="ListLabel 2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5" style:display-name="ListLabel 2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6" style:display-name="ListLabel 20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7" style:display-name="ListLabel 20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8" style:display-name="ListLabel 20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9" style:display-name="ListLabel 20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0" style:display-name="ListLabel 2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1" style:display-name="ListLabel 2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2" style:display-name="ListLabel 2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3" style:display-name="ListLabel 2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4" style:display-name="ListLabel 2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5" style:display-name="ListLabel 2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6" style:display-name="ListLabel 2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7" style:display-name="ListLabel 2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8" style:display-name="ListLabel 2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9" style:display-name="ListLabel 2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0" style:display-name="ListLabel 2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1" style:display-name="ListLabel 2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2" style:display-name="ListLabel 2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3" style:display-name="ListLabel 2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4" style:display-name="ListLabel 2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5" style:display-name="ListLabel 2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6" style:display-name="ListLabel 2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7" style:display-name="ListLabel 2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8" style:display-name="ListLabel 2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9" style:display-name="ListLabel 2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0" style:display-name="ListLabel 2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1" style:display-name="ListLabel 2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2" style:display-name="ListLabel 2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3" style:display-name="ListLabel 2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4" style:display-name="ListLabel 2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5" style:display-name="ListLabel 235" style:family="text">
      <style:text-properties fo:color="#0000ee" style:font-name="Google Sans" fo:font-family="'Google Sans'" style:font-family-generic="roman" style:font-pitch="variable" fo:font-size="12pt" style:text-underline-style="solid" style:text-underline-width="auto" style:text-underline-color="font-color" style:font-name-asian="Google Sans1" style:font-family-asian="'Google Sans'" style:font-family-generic-asian="system" style:font-pitch-asian="variable" style:font-size-asian="12pt" style:font-name-complex="Google Sans1" style:font-family-complex="'Google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8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8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8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3335in"/>
        </style:list-level-properties>
      </text:list-level-style-number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9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9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9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9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0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0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0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0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1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1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2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2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3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3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4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5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5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6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6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7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7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7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8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8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8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8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9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9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9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9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0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0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0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0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1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1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1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1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2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2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2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3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2" meta:paragraph-count="489" meta:word-count="2878" meta:character-count="22013" meta:non-whitespace-character-count="19695"/>
    <meta:generator>LibreOfficeDev/6.0.5.2$Linux_X86_64 LibreOffice_project/</meta:generator>
  </office:meta>
</office:document-meta>
</file>